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Průvodce programem Calc</text:p>
      <text:p text:style-name="P28">Kapitola 8<text:line-break/>Používání kontingenčních tabulek</text:p>
      <text:p text:style-name="P36"/>
      <text:section text:style-name="Sect1" text:name="CG6408S1" text:condition="ooow:book eq 1" text:display="condition">
        <text:h text:style-name="P47" text:outline-level="1"><text:bookmark-start text:name="__RefHeading__5636_1566568644"/>Autorská práva<text:bookmark-end text:name="__RefHeading__5636_1566568644"/></text:h>
        <text:p text:style-name="P10">Tento dokument je duševním vlastnictvím skupiny LibreOffice Documentation Team, Copyright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0">Všechny ochranné známky uvedené v této příručce patří jejich vlastníkům.</text:p>
        <text:h text:style-name="P49" text:outline-level="2"><text:bookmark-start text:name="__RefHeading__5638_1566568644"/>Přispěvatelé<text:bookmark-end text:name="__RefHeading__5638_1566568644"/></text:h>
        <text:p text:style-name="P10">Tato kniha je upravena a aktualizována z <text:span text:style-name="Emphasis">LibreOffice 6.2 </text:span><text:span text:style-name="Emphasis"><text:user-defined style:data-style-name="N0" text:name="Guide Name"> Calc Guide</text:user-defined></text:span>.</text:p>
        <text:h text:style-name="P5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1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7163963" text:style-name="Heading_20_Caution">
          <text:list-item>
            <text:p text:style-name="P52">Upozornění</text:p>
          </text:list-item>
        </text:list>
        <text:p text:style-name="P34">Vše, co do e-mailové konference pošlete, včetně e-mailové adresy a dalších osobních informací uvedených ve zprávě, bude veřejně viditelné bez možnosti smazání.</text:p>
        <text:h text:style-name="P49" text:outline-level="2"><text:bookmark-start text:name="__RefHeading___Toc4968_4114772849"/>Datum vydání a verze programu<text:bookmark-end text:name="__RefHeading___Toc4968_4114772849"/></text:h>
        <text:p text:style-name="P10">Publikováno <text:date style:data-style-name="N34" text:date-value="2020-06-16T19:33:36.922999871" text:fixed="true">červen</text:date><text:s/><text:date style:data-style-name="N107" text:date-value="2020-06-16T19:33:41.532999887" text:fixed="true">2020</text:date>. Kniha je určena pro LibreOffice <text:user-defined style:data-style-name="N0" text:name="LibreOffice Version">6.4</text:user-defined>.</text:p>
        <text:h text:style-name="P49" text:outline-level="2"><text:bookmark-start text:name="__RefHeading___Toc4970_4114772849"/>Používání LibreOffice na systému macOS<text:bookmark-end text:name="__RefHeading___Toc4970_4114772849"/></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29">Windows nebo Linux</text:p>
            </table:table-cell>
            <table:table-cell table:style-name="Table1.A1" office:value-type="string">
              <text:p text:style-name="P29">Ekvivalent pro macOS</text:p>
            </table:table-cell>
            <table:table-cell table:style-name="Table1.A1" office:value-type="string">
              <text:p text:style-name="P29">Výsledek</text:p>
            </table:table-cell>
          </table:table-row>
          <table:table-row table:style-name="Table1.1">
            <table:table-cell table:style-name="Table1.A2" office:value-type="string">
              <text:p text:style-name="P37"><text:span text:style-name="Strong_20_Emphasis">Nástroje &gt; Možnosti</text:span> výběr v nabídce</text:p>
            </table:table-cell>
            <table:table-cell table:style-name="Table1.A2" office:value-type="string">
              <text:p text:style-name="P37"><text:span text:style-name="Strong_20_Emphasis">LibreOffice &gt; Předvolby</text:span></text:p>
            </table:table-cell>
            <table:table-cell table:style-name="Table1.A2" office:value-type="string">
              <text:p text:style-name="P37">Otevřou se možnosti nastavení</text:p>
            </table:table-cell>
          </table:table-row>
          <table:table-row table:style-name="Table1.1">
            <table:table-cell table:style-name="Table1.A2" office:value-type="string">
              <text:p text:style-name="P37">Klepnutí pravým tlačítkem</text:p>
            </table:table-cell>
            <table:table-cell table:style-name="Table1.A2" office:value-type="string">
              <text:p text:style-name="P37">Control + klepnout a/nebo klepnutí pravým tlačítkem v závislosti na operačním systému počítače</text:p>
            </table:table-cell>
            <table:table-cell table:style-name="Table1.A2" office:value-type="string">
              <text:p text:style-name="P37">Otevře se místní nabídka</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Používá se i s dalšími klávesami</text:p>
            </table:table-cell>
          </table:table-row>
          <table:table-row table:style-name="Table1.1">
            <table:table-cell table:style-name="Table1.A2" office:value-type="string">
              <text:p text:style-name="P40"><text:span text:style-name="Keystroke">Ctrl + Q</text:span></text:p>
            </table:table-cell>
            <table:table-cell table:style-name="Table1.A2" office:value-type="string">
              <text:p text:style-name="P37"><text:span text:style-name="Keystroke">⌘</text:span> + <text:span text:style-name="Keystroke">Q</text:span></text:p>
            </table:table-cell>
            <table:table-cell table:style-name="Table1.A2" office:value-type="string">
              <text:p text:style-name="P37">Ukončí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 + <text:span text:style-name="Keystroke">T</text:span></text:p>
            </table:table-cell>
            <table:table-cell table:style-name="Table1.A2" office:value-type="string">
              <text:p text:style-name="P3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_Toc4968_4114772849" text:style-name="Index_20_Link" text:visited-style-name="Index_20_Link">Datum vydání a verze programu<text:tab/>2</text:a></text:p>
            <text:p text:style-name="P41"><text:a xlink:type="simple" xlink:href="#__RefHeading___Toc4970_4114772849" text:style-name="Index_20_Link" text:visited-style-name="Index_20_Link">Používání LibreOffice na systému macOS<text:tab/>2</text:a></text:p>
            <text:p text:style-name="P43"><text:a xlink:type="simple" xlink:href="#__RefHeading___Toc5087_1087756421" text:style-name="Index_20_Link" text:visited-style-name="Index_20_Link">Úvod<text:tab/>5</text:a></text:p>
            <text:p text:style-name="P41"><text:a xlink:type="simple" xlink:href="#__RefHeading__2866_1803734309" text:style-name="Index_20_Link" text:visited-style-name="Index_20_Link">Předpoklady databáze<text:tab/>5</text:a></text:p>
            <text:p text:style-name="P41"><text:a xlink:type="simple" xlink:href="#__RefHeading__2870_1803734309" text:style-name="Index_20_Link" text:visited-style-name="Index_20_Link">Zdroje dat<text:tab/>6</text:a></text:p>
            <text:p text:style-name="P42"><text:a xlink:type="simple" xlink:href="#__RefHeading__2872_1803734309" text:style-name="Index_20_Link" text:visited-style-name="Index_20_Link">Sešit Calc<text:tab/>6</text:a></text:p>
            <text:p text:style-name="P42"><text:a xlink:type="simple" xlink:href="#__RefHeading__2874_1803734309" text:style-name="Index_20_Link" text:visited-style-name="Index_20_Link">Registrovaný zdroj dat<text:tab/>6</text:a></text:p>
            <text:p text:style-name="P41"><text:a xlink:type="simple" xlink:href="#__RefHeading___Toc2172_735539834" text:style-name="Index_20_Link" text:visited-style-name="Index_20_Link">Použití klávesových zkratek<text:tab/>6</text:a></text:p>
            <text:p text:style-name="P41"><text:a xlink:type="simple" xlink:href="#__RefHeading__146363_266935634" text:style-name="Index_20_Link" text:visited-style-name="Index_20_Link">Vytvoření kontingenční tabulky<text:tab/>6</text:a></text:p>
            <text:p text:style-name="P43"><text:a xlink:type="simple" xlink:href="#__RefHeading__146365_266935634" text:style-name="Index_20_Link" text:visited-style-name="Index_20_Link">Dialogové okno Rozvržení kontingenční tabulky<text:tab/>7</text:a></text:p>
            <text:p text:style-name="P41"><text:a xlink:type="simple" xlink:href="#__RefHeading__2880_1803734309" text:style-name="Index_20_Link" text:visited-style-name="Index_20_Link">Základní rozvržení<text:tab/>8</text:a></text:p>
            <text:p text:style-name="P41"><text:a xlink:type="simple" xlink:href="#__RefHeading__2882_1803734309" text:style-name="Index_20_Link" text:visited-style-name="Index_20_Link">Více možností<text:tab/>9</text:a></text:p>
            <text:p text:style-name="P41"><text:a xlink:type="simple" xlink:href="#__RefHeading__2884_1803734309" text:style-name="Index_20_Link" text:visited-style-name="Index_20_Link">Další nastavení pro pole: Možnosti pole<text:tab/>11</text:a></text:p>
            <text:p text:style-name="P42"><text:a xlink:type="simple" xlink:href="#__RefHeading__2886_1803734309" text:style-name="Index_20_Link" text:visited-style-name="Index_20_Link">Možnosti pro datová pole<text:tab/>12</text:a></text:p>
            <text:p text:style-name="P42"><text:a xlink:type="simple" xlink:href="#__RefHeading__2888_1803734309" text:style-name="Index_20_Link" text:visited-style-name="Index_20_Link">Možnosti pro pole řádků a sloupců<text:tab/>15</text:a></text:p>
            <text:p text:style-name="P42"><text:a xlink:type="simple" xlink:href="#__RefHeading__2890_1803734309" text:style-name="Index_20_Link" text:visited-style-name="Index_20_Link">Možnosti pro pole </text:a><text:a xlink:type="simple" xlink:href="#__RefHeading__2890_1803734309" text:style-name="Index_20_Link" text:visited-style-name="Index_20_Link">filtry</text:a><text:a xlink:type="simple" xlink:href="#__RefHeading__2890_1803734309" text:style-name="Index_20_Link" text:visited-style-name="Index_20_Link"><text:tab/>18</text:a></text:p>
            <text:p text:style-name="P43"><text:a xlink:type="simple" xlink:href="#__RefHeading__2892_1803734309" text:style-name="Index_20_Link" text:visited-style-name="Index_20_Link">Práce s výsledky kontingenční tabulky<text:tab/>19</text:a></text:p>
            <text:p text:style-name="P41"><text:a xlink:type="simple" xlink:href="#__RefHeading__2896_1803734309" text:style-name="Index_20_Link" text:visited-style-name="Index_20_Link">Změna rozvržení<text:tab/>19</text:a></text:p>
            <text:p text:style-name="P41"><text:a xlink:type="simple" xlink:href="#__RefHeading__2898_1803734309" text:style-name="Index_20_Link" text:visited-style-name="Index_20_Link">Seskupení řádků nebo sloupců kontingenční tabulky<text:tab/>20</text:a></text:p>
            <text:p text:style-name="P42"><text:a xlink:type="simple" xlink:href="#__RefHeading__2900_1803734309" text:style-name="Index_20_Link" text:visited-style-name="Index_20_Link">Seskupení kategorií se skalárními hodnotami<text:tab/>20</text:a></text:p>
            <text:p text:style-name="P42"><text:a xlink:type="simple" xlink:href="#__RefHeading___Toc7035_3937602389" text:style-name="Index_20_Link" text:visited-style-name="Index_20_Link">Seskupení kategorií s hodnotami datum/čas<text:tab/>21</text:a></text:p>
            <text:p text:style-name="P42"><text:a xlink:type="simple" xlink:href="#__RefHeading__2904_1803734309" text:style-name="Index_20_Link" text:visited-style-name="Index_20_Link">Seskupení bez automatického vytváření intervalů<text:tab/>23</text:a></text:p>
            <text:p text:style-name="P41"><text:a xlink:type="simple" xlink:href="#__RefHeading__2906_1803734309" text:style-name="Index_20_Link" text:visited-style-name="Index_20_Link">Řazení výsledku<text:tab/>25</text:a></text:p>
            <text:p text:style-name="P42"><text:a xlink:type="simple" xlink:href="#__RefHeading__2908_1803734309" text:style-name="Index_20_Link" text:visited-style-name="Index_20_Link">Výběr řazení z rozevírací nabídky v každém záhlaví sloupce<text:tab/>26</text:a></text:p>
            <text:p text:style-name="P42"><text:a xlink:type="simple" xlink:href="#__RefHeading__147807_266935634" text:style-name="Index_20_Link" text:visited-style-name="Index_20_Link">Ruční řazení pomocí metody táhni a pusť<text:tab/>26</text:a></text:p>
            <text:p text:style-name="P42"><text:a xlink:type="simple" xlink:href="#__RefHeading__6443_1130364683" text:style-name="Index_20_Link" text:visited-style-name="Index_20_Link">Automatické řazení<text:tab/>27</text:a></text:p>
            <text:p text:style-name="P41"><text:a xlink:type="simple" xlink:href="#__RefHeading___Toc10641_1188109369" text:style-name="Index_20_Link" text:visited-style-name="Index_20_Link">Zobrazení podrobností<text:tab/>27</text:a></text:p>
            <text:p text:style-name="P41"><text:a xlink:type="simple" xlink:href="#__RefHeading__2914_1803734309" text:style-name="Index_20_Link" text:visited-style-name="Index_20_Link">Filtrování<text:tab/>28</text:a></text:p>
            <text:p text:style-name="P41"><text:a xlink:type="simple" xlink:href="#__RefHeading__2916_1803734309" text:style-name="Index_20_Link" text:visited-style-name="Index_20_Link">Aktualizace (opětovné načtení) změněných hodnot<text:tab/>30</text:a></text:p>
            <text:p text:style-name="P41"><text:a xlink:type="simple" xlink:href="#__RefHeading__2918_1803734309" text:style-name="Index_20_Link" text:visited-style-name="Index_20_Link">Formátování buněk<text:tab/>30</text:a></text:p>
            <text:p text:style-name="P41"><text:a xlink:type="simple" xlink:href="#__RefHeading___Toc7037_3937602389" text:style-name="Index_20_Link" text:visited-style-name="Index_20_Link">Odstranění kontingenční tabulky<text:tab/>31</text:a></text:p>
            <text:p text:style-name="P43"><text:a xlink:type="simple" xlink:href="#__RefHeading__20949_916280002" text:style-name="Index_20_Link" text:visited-style-name="Index_20_Link">Použití výsledků kontingenční tabulky jinde<text:tab/>31</text:a></text:p>
            <text:p text:style-name="P41"><text:a xlink:type="simple" xlink:href="#__RefHeading__147199_266935634" text:style-name="Index_20_Link" text:visited-style-name="Index_20_Link">Problém<text:tab/>31</text:a></text:p>
            <text:p text:style-name="P41"><text:a xlink:type="simple" xlink:href="#__RefHeading__20951_916280002" text:style-name="Index_20_Link" text:visited-style-name="Index_20_Link">Řešení: Funkce GETPIVOTDATA()<text:tab/>32</text:a></text:p>
            <text:p text:style-name="P42"><text:a xlink:type="simple" xlink:href="#__RefHeading__2928_1803734309" text:style-name="Index_20_Link" text:visited-style-name="Index_20_Link">Syntaxe<text:tab/>32</text:a></text:p>
            <text:p text:style-name="P42"><text:a xlink:type="simple" xlink:href="#__RefHeading__2930_1803734309" text:style-name="Index_20_Link" text:visited-style-name="Index_20_Link">První varianta syntaxe<text:tab/>32</text:a></text:p>
            <text:p text:style-name="P42"><text:a xlink:type="simple" xlink:href="#__RefHeading__2932_1803734309" text:style-name="Index_20_Link" text:visited-style-name="Index_20_Link">Druhá varianta syntaxe<text:tab/>32</text:a></text:p>
            <text:p text:style-name="P43"><text:a xlink:type="simple" xlink:href="#__RefHeading___Toc3742_1006238764" text:style-name="Index_20_Link" text:visited-style-name="Index_20_Link">Používání kontingenčních grafů<text:tab/>33</text:a></text:p>
            <text:p text:style-name="P41"><text:a xlink:type="simple" xlink:href="#__RefHeading___Toc22852_2088150614" text:style-name="Index_20_Link" text:visited-style-name="Index_20_Link">Úvod<text:tab/>33</text:a></text:p>
            <text:p text:style-name="P41"><text:a xlink:type="simple" xlink:href="#__RefHeading___Toc22854_2088150614" text:style-name="Index_20_Link" text:visited-style-name="Index_20_Link">Vytvoření kontingenčního grafu<text:tab/>35</text:a></text:p>
            <text:p text:style-name="P41"><text:soft-page-break/><text:a xlink:type="simple" xlink:href="#__RefHeading___Toc7045_3937602389" text:style-name="Index_20_Link" text:visited-style-name="Index_20_Link">Úpravy kontingenčního grafu<text:tab/>36</text:a></text:p>
            <text:p text:style-name="P41"><text:a xlink:type="simple" xlink:href="#__RefHeading___Toc7047_3937602389" text:style-name="Index_20_Link" text:visited-style-name="Index_20_Link">Aktualizace kontingenčního grafu<text:tab/>36</text:a></text:p>
            <text:p text:style-name="P41"><text:a xlink:type="simple" xlink:href="#__RefHeading___Toc7049_3937602389" text:style-name="Index_20_Link" text:visited-style-name="Index_20_Link">Filtrování kontingenčního grafu<text:tab/>36</text:a></text:p>
            <text:p text:style-name="P41"><text:a xlink:type="simple" xlink:href="#__RefHeading___Toc7051_3937602389" text:style-name="Index_20_Link" text:visited-style-name="Index_20_Link">Odstranění kontingenčního grafu<text:tab/>37</text:a></text:p>
          </text:index-body>
        </text:table-of-content>
        <text:p text:style-name="P27"/>
      </text:section>
      <text:h text:style-name="P48" text:outline-level="1"><text:bookmark-start text:name="__RefHeading___Toc5087_1087756421"/>Úvod<text:bookmark-end text:name="__RefHeading___Toc5087_1087756421"/></text:h>
      <text:p text:style-name="P10">Mnoho požadavků na podporu tabulkového procesoru je výsledkem použití složitých vzorců a postupů k vyřešení jednoduchých každodenních problémů. Pro efektivnější práci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me vytvořit kontingenční graf pro zobrazení grafického znázornění dat v kontingenční tabulce.</text:p>
      <text:h text:style-name="P49" text:outline-level="2"><text:bookmark-start text:name="__RefHeading__2866_1803734309"/><text:alphabetical-index-mark text:string-value="předpoklady databáze" text:key1="kontingenční tabulky"/>Předpoklady databáze<text:bookmark-end text:name="__RefHeading__2866_1803734309"/></text:h>
      <text:p text:style-name="P10">Pro práci s kontingenční tabulkou potřebujeme seznam nezpracovaných dat, podobný databázové tabulce, sestávající z řádků (datové sady) a sloupců (datová pole). Názvy polí jsou v prvním řádku nad seznamem.</text:p>
      <text:p text:style-name="P10">Zdrojem dat může být externí soubor nebo databáze. V nejjednodušším případě, kdy jsou data obsažena v sešitu Calc, nabízí program Calc funkce řazení, které nevyžadují kontingenční tabulku.</text:p>
      <text:p text:style-name="P10">Pro zpracování dat v seznamech musí Calc vědět, kde v sešitu je seznam. Seznam může být kdekoli v listu, na libovolné pozici. Tabulka může obsahovat několik nesouvisejících seznamů.</text:p>
      <text:p text:style-name="P10">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289341717" text:style-name="Heading_20_Note">
        <text:list-item>
          <text:p text:style-name="Heading_20_Note">Poznámka</text:p>
        </text:list-item>
      </text:list>
      <text:p text:style-name="P34">Chceme-li se ujistit, že program Calc automaticky rozpozná seznam správně, zkontrolujeme, zda v seznamu nejsou žádné prázdné řádky nebo prázdné sloupce.</text:p>
      <text:p text:style-name="P10">Pokud vybereme před zahájením třídění, filtrování nebo vytváření kontingenční tabulky  více než jednu buňku, automatické rozpoznávání seznamu se vypne. Program Calc předpokládá, že se seznam přesně shoduje s buňkami, které jsme vybrali.</text:p>
      <text:list xml:id="list885280831" text:style-name="Heading_20_Tip">
        <text:list-item>
          <text:p text:style-name="Heading_20_Tip">Tip</text:p>
        </text:list-item>
      </text:list>
      <text:p text:style-name="P34">Pro třídění, filtrování nebo použití kontingenční tabulky vždy vybereme pouze jednu buňku, aby mohl program Calc určit rozsah seznamu.</text:p>
      <text:p text:style-name="P10">Poměrně častým zdrojem chyb je neúmyslné mylné označení seznamu a jeho seřazení. Pokud vybereme více buněk – například celý sloupec – třídění smíchá data, která by měla být spolu v jednom řádku.</text:p>
      <text:p text:style-name="P10">Kromě těchto formálních aspektů je také velmi důležitá logická struktura seznamu.</text:p>
      <text:list xml:id="list111117041687075" text:continue-list="list289341717" text:style-name="Heading_20_Note">
        <text:list-item>
          <text:p text:style-name="P53">Poznámka</text:p>
        </text:list-item>
      </text:list>
      <text:p text:style-name="P34">Seznamy v programu Calc musí mít <text:span text:style-name="Emphasis">normální formu</text:span>, to znamená, že musí mít jednoduchou lineární strukturu.</text:p>
      <text:p text:style-name="P19">Při zadávání údajů nepřidáváme přehledy, skupiny ani souhrny. Zde jsou některé chyby, které běžně dělají nezkušení uživatelé tabulkových procesorů:</text:p>
      <text:list xml:id="list3359905594"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V seznamu prodejů namísto pouze jednoho sloupce pro danou částku vytvoří sloupec pro částky pro každého zaměstnance. V tomto případě bude mít systém potíže se seskupením dat z <text:soft-page-break/>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za jakoukoli jinou hodnotu. Získání měsíčních výsledků je jednou z velmi rychlých a snadných funkcí kontingenční tabulky.</text:p>
        </text:list-item>
      </text:list>
      <text:h text:style-name="P49" text:outline-level="2"><text:bookmark-start text:name="__RefHeading__2870_1803734309"/><text:alphabetical-index-mark text:string-value="zdroje dat" text:key1="kontingenční tabulky"/>Zdroje dat<text:bookmark-end text:name="__RefHeading__2870_1803734309"/></text:h>
      <text:p text:style-name="P10">Možné zdroje dat pro kontingenční tabulku jsou sešity Calc nebo externí zdroj dat, který je registrován v LibreOffice.</text:p>
      <text:h text:style-name="P50" text:outline-level="3"><text:bookmark-start text:name="__RefHeading__2872_1803734309"/>Sešit Calc<text:bookmark-end text:name="__RefHeading__2872_1803734309"/></text:h>
      <text:p text:style-name="P10">Analýza seznamu v tabulce Calc je nejjednodušší a nejčastěji používaný případ. Seznamy mohou být pravidelně aktualizovány nebo mohou být data importována z jiné aplikace.</text:p>
      <text:p text:style-name="P4">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0">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0" text:outline-level="3"><text:bookmark-start text:name="__RefHeading__2874_1803734309"/>Registrovaný zdroj dat<text:bookmark-end text:name="__RefHeading__2874_1803734309"/></text:h>
      <text:p text:style-name="P10">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49" text:outline-level="2"><text:bookmark-start text:name="__RefHeading___Toc2172_735539834"/>Použití klávesových zkratek<text:bookmark-end text:name="__RefHeading___Toc2172_735539834"/></text:h>
      <text:p text:style-name="P10">Používáme-li kontingenční tabulky v programu Calc často, může se nám zdát, že výchozí cesty nabídek jsou často nevhodné.</text:p>
      <text:p text:style-name="P10">V některých případech jsou již vestavěné klávesové zkratky definovány; viz Dodatek A – Klávesové zkratky<text:span text:style-name="Emphasis">.</text:span>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Kromě použití vestavěných klávesových zkratek a ikon na nástrojové liště můžeme také definovat vlastní. Pokyny nalezneme v kapitole 14 – Nastavení a přizpůsobení.</text:p>
      <text:h text:style-name="P49" text:outline-level="2"><text:bookmark-start text:name="__RefHeading__146363_266935634"/><text:alphabetical-index-mark text:string-value="kontingenční tabulky" text:key1="vytváření"/><text:alphabetical-index-mark text:string-value="vytváření" text:key1="kontingenční tabulky"/>Vytvoření kontingenční tabulky<text:bookmark-end text:name="__RefHeading__146363_266935634"/></text:h>
      <text:p text:style-name="P5">Pokud chceme, aby program Calc automaticky určil celý rozsah seznamu nezpracovaných dat, vybereme v tomto seznamu jednu buňku. Pokud chceme explicitně definovat rozsah seznamu prvotních dat, vybereme všechny relevantní buňky.</text:p>
      <text:p text:style-name="P10">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Program Calc zobrazí dialogové okno Vybrat zdroj (obrázek <text:sequence-ref text:reference-format="value" text:ref-name="refFigure0">1</text:sequence-ref>), kde si můžeme zvolit mezi použitím vybraných datových buněk, oblastí pojmenovaných buněk nebo zdroje dat, který již byl zaregistrován v LibreOffice.</text:p>
      <text:list xml:id="list111117221665444" text:continue-list="list111117041687075" text:style-name="Heading_20_Note">
        <text:list-item>
          <text:p text:style-name="Heading_20_Note">Poznámka</text:p>
        </text:list-item>
      </text:list>
      <text:p text:style-name="P30">Další informace o pojmenovaných oblastech nalezneme v kapitole 13 – Calc jako jednoduchá databáze. Další informace o propojení na registrované zdroje dat nalezneme v kapitole 10 – Propojení dat.</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Obrázek <text:sequence text:ref-name="refFigure0" text:name="Figure" text:formula="ooow:Figure+1" style:num-format="1">1</text:sequence>: Dialogové okno Výběr zdroje</text:p></draw:text-box></draw:frame></text:p>
      <text:p text:style-name="P10">V dialogovém okně Výběr zdroje klepneme na <text:span text:style-name="Strong_20_Emphasis">OK</text:span> a zobrazíme dialogové okno Rozvržení kontingenční tabulky, které je popsáno v následující části.</text:p>
      <text:h text:style-name="P46" text:outline-level="1"><text:bookmark-start text:name="__RefHeading__146365_266935634"/>Dialogové okno Rozvržení kontingenční tabulky<text:bookmark-end text:name="__RefHeading__146365_266935634"/></text:h>
      <text:p text:style-name="P10">Funkce kontingenční tabulky je spravována na dvou místech: v dialogovém okně Rozvržení kontingenční tabulky a manipulací s výsledkem v sešitu. Tato část podrobně popisuje dialogové okno Rozvržení kontingenční tabulky.</text:p>
      <text:list xml:id="list111117074607741" text:continue-list="list885280831" text:style-name="Heading_20_Tip">
        <text:list-item>
          <text:p text:style-name="Heading_20_Tip">Tip</text:p>
        </text:list-item>
      </text:list>
      <text:p text:style-name="P34">Chceme-li znovu otevřít dialogové okno Rozvržení kontingenční tabulky po počátečním vytvoření kontingenční tabulky, klepneme pravým tlačítkem myši do oblasti výsledků kontingenční tabulky a vybereme možnost <text:span text:style-name="Strong_20_Emphasis">Vlastnosti</text:span>  z místní nabídky. Případně klepneme levým tlačítkem myši do oblasti výsledků a vybereme ikonu <text:span text:style-name="Strong_20_Emphasis">Vložit nebo upravit kontingenční tabulku</text:span><text:span text:style-name="T110"><draw:frame draw:style-name="fr14" draw:name="Image56" text:anchor-type="as-char" svg:width="0.582cm" svg:height="0.582cm" draw:z-index="37"><draw:image xlink:href="Pictures/1000000000000016000000165153B2581B156269.png" xlink:type="simple" xlink:show="embed" xlink:actuate="onLoad" loext:mime-type="image/png"/></draw:frame></text:span><text:s/> na nástrojové liště Standardní nebo vybereme <text:span text:style-name="Strong_20_Emphasis">Data &gt; Kontingenční tabulka &gt; Vložit nebo Upravit</text:span>.</text:p>
      <text:h text:style-name="P49"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19">V dialogu Rozvržení kontingenční tabulky (obrázek <text:sequence-ref text:reference-format="value" text:ref-name="refFigure1">2</text:sequence-ref>) jsou čtyři oblasti, které ukazují rozvržení výsledné kontingenční tabulky:</text:p>
      <text:list xml:id="list111116327096710" text:continue-list="list3359905594" text:style-name="List_20_1">
        <text:list-item>
          <text:p text:style-name="P58"><text:span text:style-name="Emphasis">Filtry</text:span></text:p>
        </text:list-item>
        <text:list-item>
          <text:p text:style-name="P58"><text:span text:style-name="Emphasis">Pole sloupce</text:span></text:p>
        </text:list-item>
        <text:list-item>
          <text:p text:style-name="P58"><text:span text:style-name="Emphasis">Pole řádku</text:span></text:p>
        </text:list-item>
        <text:list-item>
          <text:p text:style-name="P58"><text:span text:style-name="Emphasis">Datová pole</text:span></text:p>
        </text:list-item>
      </text:list>
      <text:p text:style-name="P10">Vedle těchto čtyř oblastí je další oblast <text:span text:style-name="Emphasis">Dostupná pole</text:span>, která obsahuje názvy polí v seznamu zdrojových dat. Chceme-li zvolit rozvržení, přetáhneme pole z oblasti <text:span text:style-name="Emphasis">Dostupná pole</text:span> do dalších čtyř oblastí.</text:p>
      <text:p text:style-name="P10">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Obrázek <text:sequence text:ref-name="refFigure1" text:name="Figure" text:formula="ooow:Figure+1" style:num-format="1">2</text:sequence>: Dialogové okno Rozvržení kontingenční tabulky</text:p></draw:text-box></draw:frame></text:p>
      <text:p text:style-name="P10"><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0">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Obrázek <text:sequence text:ref-name="refFigure2" text:name="Figure" text:formula="ooow:Figure+1" style:num-format="1">3</text:sequence>: Pořadí polí pro analýzu a výsledné rozložení kontingenční tabulky</text:p></draw:text-box></draw:frame></text:p>
      <text:p text:style-name="P11">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0">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1116615841799" text:continue-list="list111117074607741" text:style-name="Heading_20_Tip">
        <text:list-item>
          <text:p text:style-name="Heading_20_Tip">Tip</text:p>
        </text:list-item>
      </text:list>
      <text:p text:style-name="P31">Chceme-li rychle přesunout vybrané pole z jedné oblasti dialogu Rozvržení kontingenční tabulky do jiné, stiskneme klávesu <text:span text:style-name="Keystroke">Alt + písmeno</text:span> na klávesnici, které odpovídá podtrženému písmenu v nadpisu cílové oblasti.</text:p>
      <text:h text:style-name="P49"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0">Chceme-li rozbalit dialog Rozvržení kontingenční tabulky a zobrazit další možnosti, klepneme na znaménko plus vedle popisku <text:span text:style-name="Emphasis">Možnosti</text:span> a <text:span text:style-name="Emphasis">Zdroj a cíl</text:span> (obrázek <text:sequence-ref text:reference-format="value" text:ref-name="refFigure3">4</text:sequence-ref>).</text:p>
      <text:p text:style-name="P23">Ignorovat prázdné řádky</text:p>
      <text:p text:style-name="P26">Pokud nejsou zdrojová data v doporučené formě, řekne tato možnost kontingenční tabulce, aby ignorovala prázdné řádky.</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38"><draw:image xlink:href="Pictures/100000000000027F0000013225ED89CCFADC39DB.png" xlink:type="simple" xlink:show="embed" xlink:actuate="onLoad" loext:mime-type="image/png"/></draw:frame><text:line-break/>Obrázek <text:sequence text:ref-name="refFigure3" text:name="Figure" text:formula="ooow:Figure+1" style:num-format="1">4</text:sequence>: Rozšířená oblast v dialogovém okně Rozvržení kontingenční tabulky</text:p></draw:text-box></draw:frame></text:p>
      <text:p text:style-name="P22">Identifikovat kategorie</text:p>
      <text:p text:style-name="P25">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Pokud tato možnost není vybrána, vloží kontingenční tabulka kategorii <text:span text:style-name="Emphasis">(prázdný)</text:span> (obrázek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Obrázek <text:sequence text:ref-name="refFigure4" text:name="Figure" text:formula="ooow:Figure+1" style:num-format="1">5</text:sequence>: Příklad dat s chybějícími záznamy ve sloupci A</text:p></draw:text-box></draw:frame></text:p>
      <text:p text:style-name="P25">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Obrázek <text:sequence text:ref-name="refFigure5" text:name="Figure" text:formula="ooow:Figure+1" style:num-format="1">6</text:sequence>: Výsledek kontingenční tabulky se zapnutou volbou <text:span text:style-name="Strong_20_Emphasis">Identifikovat kategorie</text:span></text:p></draw:text-box></draw:frame></text:p>
      <text:p text:style-name="P25">Bez rozpoznávání kategorií zobrazuje kontingenční tabulka kategorii <text:span text:style-name="Emphasis">(prázdný)</text:span> (obrázek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5"><text:soft-page-break/>Logicky je chování s rozpoznáváním kategorie lepší. Seznam s chybějícími záznamy je také méně užitečný, protože nemůžeme používat funkce, jako je třídění nebo filtrování.</text:p>
      <text:p text:style-name="Definition_20_Term">Sečíst sloupce, sečíst řádky</text:p>
      <text:p text:style-name="P25">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5">Tato volba slouží k přidání nebo skrytí buňky označené jako <text:span text:style-name="Strong_20_Emphasis">Filtr</text:span> nad výsledky kontingenční tabulky. To pohodlně poskytuje další možnosti filtrování v kontingenční tabulce. Další informace nalezneme v části „<text:bookmark-ref text:reference-format="text" text:ref-name="__RefHeading__2914_1803734309">Filtrování</text:bookmark-ref>“ na stránce <text:bookmark-ref text:reference-format="page" text:ref-name="__RefHeading__2914_1803734309">28</text:bookmark-ref>.</text:p>
      <text:list xml:id="list111116334470805" text:continue-list="list111117221665444" text:style-name="Heading_20_Note">
        <text:list-item>
          <text:p text:style-name="P54">Poznámka</text:p>
        </text:list-item>
      </text:list>
      <text:p text:style-name="P35">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5">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Další informace nalezneme v části „<text:bookmark-ref text:reference-format="text" text:ref-name="__RefHeading___Toc10641_1188109369">Zobrazení podrobností</text:bookmark-ref>“ na stránce <text:bookmark-ref text:reference-format="page" text:ref-name="__RefHeading___Toc10641_1188109369">27</text:bookmark-ref> .</text:p>
      <text:p text:style-name="Definition_20_Term">Zdroj</text:p>
      <text:p text:style-name="P25">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4">Ovládací prvky v této oblasti definují, kde bude výsledek zobrazen.</text:p>
      <text:p text:style-name="P24">Výběrem <text:span text:style-name="Strong_20_Emphasis">Nový list</text:span> přidáme do sešitu nový list a umístíme tam výsledky. Nový list je pojmenován podle formátu <text:span text:style-name="Strong_20_Emphasis">Kontingenční tabulka_název listu_X</text:span>; kde X je číslo vytvořené tabulky, 1 pro první, 2 pro druhou atd. Pro list s názvem Prodejní seznam bude pojmenován nový list pro první vytvořenou kontingenční tabulku <text:span text:style-name="Strong_20_Emphasis">Kontingenční tabulka_Prodejní seznam_1</text:span>. Každý nový list se vloží vedle zdrojového listu.</text:p>
      <text:p text:style-name="P24">Pokud cílová tabulka obsahuje libovolné pojmenované oblasti, lze je vybrat pomocí volby <text:span text:style-name="Strong_20_Emphasis">Pojmenovaná oblast</text:span>.</text:p>
      <text:p text:style-name="P25">Pole <text:span text:style-name="Strong_20_Emphasis">Výběr</text:span> v této oblasti zobrazuje název listu a oblast buněk pro výsledky kontingenční tabulky.</text:p>
      <text:list xml:id="list111116876234017" text:continue-list="list111116615841799" text:style-name="Heading_20_Tip">
        <text:list-item>
          <text:p text:style-name="P56">Tip</text:p>
        </text:list-item>
      </text:list>
      <text:p text:style-name="P32">Chceme-li zobrazit kontingenční tabulku na stejném listu jako nezpracovaná data, zaškrtneme možnost <text:span text:style-name="Strong_20_Emphasis">Výběr</text:span> v oblasti <text:span text:style-name="Emphasis">Cíl</text:span>, klepneme na pole <text:span text:style-name="Emphasis">Výběr</text:span>, klepneme na tlačítko <text:span text:style-name="Strong_20_Emphasis">Zmenšit</text:span> napravo od pole <text:span text:style-name="Emphasis">Výběr</text:span>, klepneme na příslušnou buňku v prázdné oblasti listu, klepneme na tlačítko <text:span text:style-name="Strong_20_Emphasis">Rozvinout</text:span> a v dialogovém okně Rozložení kontingenční tabulky klepneme na <text:span text:style-name="Strong_20_Emphasis">OK</text:span>.</text:p>
      <text:h text:style-name="P49" text:outline-level="2"><text:bookmark-start text:name="__RefHeading__2884_1803734309"/>Další nastavení pro pole: Možnosti pole<text:bookmark-end text:name="__RefHeading__2884_1803734309"/></text:h>
      <text:p text:style-name="P10">Možnosti diskutované v předchozí části platí obecně pro kontingenční tabulku. Můžeme také změnit nastavení jakéhokoli pole, které je aktuálně zahrnuto v rozvržení kontingenční tabulky (tj. pole v rámci oblasti <text:span text:style-name="Emphasis">Filtry</text:span>, <text:span text:style-name="Emphasis">Pole sloupce</text:span>, <text:span text:style-name="Emphasis">Pole řádku</text:span> a <text:span text:style-name="Emphasis">Datová pole</text:span>). Nastavení pole změníme <text:soft-page-break/> poklepáním na toto pole v oblasti <text:span text:style-name="Emphasis">Filtry</text:span> , <text:span text:style-name="Emphasis">Pole sloupce</text:span>, <text:span text:style-name="Emphasis">Pole řádku</text:span> nebo <text:span text:style-name="Emphasis">Datová pole</text:span> v dialogovém okně Rozložení kontingenční tabulky. Poklepání na pole v oblasti <text:span text:style-name="Emphasis">Dostupná pole</text:span> nemá žádný účinek. Možnosti dostupné pro pole v oblasti <text:span text:style-name="Emphasis">Datová pole</text:span> se liší od polí pro ostatní tři oblasti.</text:p>
      <text:h text:style-name="P50"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6">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text:p>
      <text:p text:style-name="P10">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0">Vybereme volbu <text:span text:style-name="Strong_20_Emphasis">Zobrazit položky bez dat</text:span>, čímž zahrneme do tabulky výsledků prázdné sloupce a řádky.</text:p>
      <text:p text:style-name="P10">Klepnutím na rozbalovací značku (znak + nebo trojúhelník) zobrazíme sekci <text:span text:style-name="Emphasis">Zobrazená hodnota</text:span> dialogového okna.</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Obrázek <text:sequence text:ref-name="refFigure7" text:name="Figure" text:formula="ooow:Figure+1" style:num-format="1">8</text:sequence>: Rozbalený dialog pro datové pole</text:p></draw:text-box></draw:frame></text:p>
      <text:p text:style-name="P10">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Obrázek <text:sequence text:ref-name="refFigure8" text:name="Figure" text:formula="ooow:Figure+1" style:num-format="1">9</text:sequence>: Příklad voleb pro základní pole a základní položku</text:p></draw:text-box></draw:frame></text:p>
      <text:p text:style-name="P10">Níže uvedená tabulka uvádí možné typy zobrazené hodnoty a přidružené základní pole a základní položku, spolu s poznámkou o použití.</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text:p>
            </table:table-cell>
            <table:table-cell table:style-name="Tabelle5.A1" office:value-type="string">
              <text:p text:style-name="P29">Základní pole</text:p>
            </table:table-cell>
            <table:table-cell table:style-name="Tabelle5.A1" office:value-type="string">
              <text:p text:style-name="P29">Základní položka</text:p>
            </table:table-cell>
            <table:table-cell table:style-name="Tabelle5.A1" office:value-type="string">
              <text:p text:style-name="P29">Analýza</text:p>
            </table:table-cell>
          </table:table-row>
        </table:table-header-rows>
        <table:table-row table:style-name="Tabelle5.2">
          <table:table-cell table:style-name="Tabelle5.A2" office:value-type="string">
            <text:p text:style-name="P37"><text:span text:style-name="Strong_20_Emphasis">Běžný</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Jednoduché použití vybrané agregované funkce (například Sum).</text:p>
          </table:table-cell>
        </table:table-row>
        <table:table-row table:style-name="Tabelle5.3">
          <table:table-cell table:style-name="Tabelle5.A2" office:value-type="string">
            <text:p text:style-name="P37"><text:span text:style-name="Strong_20_Emphasis">Rozdíl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rozdíl mezi výsledkem základního pole a základní položkou (například objem prodeje ostatních zaměstnanců proti objemu prodeje Brigitte; viz obrázek <text:sequence-ref text:reference-format="value" text:ref-name="refFigure9">10</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37"><text:span text:style-name="Strong_20_Emphasis">% z</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37"><text:span text:style-name="Strong_20_Emphasis">% rozdílu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37"><text:span text:style-name="Strong_20_Emphasis">Průběžný součet v</text:span></text:p>
          </table:table-cell>
          <table:table-cell table:style-name="Tabelle5.A2" office:value-type="string">
            <text:p text:style-name="P37">Výběr pole ze zdroje dat kontingenční tabulky (například Datum)</text:p>
          </table:table-cell>
          <table:table-cell table:style-name="Tabelle5.A2" office:value-type="string">
            <text:p text:style-name="P37">—</text:p>
          </table:table-cell>
          <table:table-cell table:style-name="Tabelle5.A2" office:value-type="string">
            <text:p text:style-name="P37">Každý výsledek se přičte k součtu výsledků za předchozí položky v základním poli, v pořadí řazení základního pole a zobrazí se celková suma.</text:p>
            <text:p text:style-name="P37">Výsledky se vždy sčítají, i když k získání každého výsledku byla použita jiná souhrnná funkce.</text:p>
          </table:table-cell>
        </table:table-row>
        <table:table-row table:style-name="Tabelle5.3">
          <table:table-cell table:style-name="Tabelle5.A2" office:value-type="string">
            <text:p text:style-name="P37"><text:span text:style-name="Strong_20_Emphasis">% řádk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hodnoty celého řádku (například součet řádku).</text:p>
          </table:table-cell>
        </table:table-row>
        <table:table-row table:style-name="Tabelle5.2">
          <table:table-cell table:style-name="Tabelle5.A2" office:value-type="string">
            <text:p text:style-name="P37"><text:span text:style-name="Strong_20_Emphasis">% sloupc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 hodnoty sloupce (například součet sloupců).</text:p>
          </table:table-cell>
        </table:table-row>
        <table:table-row table:style-name="Tabelle5.3">
          <table:table-cell table:style-name="Tabelle5.A2" office:value-type="string">
            <text:p text:style-name="P37"><text:span text:style-name="Strong_20_Emphasis">% celkem</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ho výsledku (například celková částka).</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chozí výsledek × celkový výsledek) / (součet řádku × součet sloupce)</text:p>
          </table:table-cell>
        </table:table-row>
      </table:table>
      <text:p text:style-name="P16"><draw:frame draw:style-name="fr1" draw:name="Frame11" text:anchor-type="as-char" svg:width="14cm" draw:z-index="25"><draw:text-box fo:min-height="5.9cm"><text:p text:style-name="Caption"><draw:frame draw:style-name="fr5" draw:name="Image22" text:anchor-type="paragraph" svg:width="13.072cm" style:rel-width="100%" svg:height="5.9cm" style:rel-height="scale" draw:z-index="26"><draw:image xlink:href="Pictures/1000000000000213000000DF2C6500220BD586EB.png" xlink:type="simple" xlink:show="embed" xlink:actuate="onLoad" loext:mime-type="image/png"/></draw:frame><text:line-break/>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16"><draw:frame draw:style-name="fr1" draw:name="Frame12" text:anchor-type="as-char" svg:width="14cm" draw:z-index="27"><draw:text-box fo:min-height="2.78cm"><text:p text:style-name="Caption"><draw:frame draw:style-name="fr5" draw:name="Image23" text:anchor-type="paragraph" svg:width="13.072cm" style:rel-width="100%" svg:height="2.778cm" style:rel-height="scale" draw:z-index="28"><draw:image xlink:href="Pictures/100000000000021300000069C469CFEC532FF6CF.png" xlink:type="simple" xlink:show="embed" xlink:actuate="onLoad" loext:mime-type="image/png"/></draw:frame><text:line-break/>Obrázek <text:sequence text:ref-name="refFigure10" text:name="Figure" text:formula="ooow:Figure+1" style:num-format="1">11</text:sequence>: Příklad analýzy <text:span text:style-name="Strong_20_Emphasis">% z</text:span></text:p></draw:text-box></draw:frame></text:p>
      <text:p text:style-name="P16"><draw:frame draw:style-name="fr1" draw:name="Frame13" text:anchor-type="as-char" svg:width="14cm" draw:z-index="29"><draw:text-box fo:min-height="2.78cm"><text:p text:style-name="Caption"><draw:frame draw:style-name="fr5" draw:name="Image24" text:anchor-type="paragraph" svg:width="13.072cm" style:rel-width="100%" svg:height="2.778cm" style:rel-height="scale" draw:z-index="30"><draw:image xlink:href="Pictures/1000000000000213000000693D9A0079FB3B9E77.png" xlink:type="simple" xlink:show="embed" xlink:actuate="onLoad" loext:mime-type="image/png"/></draw:frame><text:line-break/>Obrázek <text:sequence text:ref-name="refFigure11" text:name="Figure" text:formula="ooow:Figure+1" style:num-format="1">12</text:sequence>: Příklad analýzy <text:span text:style-name="Strong_20_Emphasis">% rozdíl od</text:span></text:p></draw:text-box></draw:frame></text:p>
      <text:h text:style-name="P50"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6">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0">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17"><draw:frame draw:style-name="fr1" draw:name="Frame1" text:anchor-type="as-char" svg:width="8.02cm" draw:z-index="31"><draw:text-box fo:min-height="8.892cm"><text:p text:style-name="Caption"><draw:frame draw:style-name="fr12" draw:name="Image58" text:anchor-type="paragraph" svg:width="7.999cm" svg:height="7.999cm" draw:z-index="32"><draw:image xlink:href="Pictures/10000000000001840000017DF25BC47BA02ADE18.png" xlink:type="simple" xlink:show="embed" xlink:actuate="onLoad" loext:mime-type="image/png"/></draw:frame><text:line-break/>Obrázek <text:sequence text:ref-name="refFigure12" text:name="Figure" text:formula="ooow:Figure+1" style:num-format="1">13</text:sequence>: Dialogové okno Datové pole pro pole řádku nebo sloupce</text:p></draw:text-box></draw:frame></text:p>
      <text:p text:style-name="P10">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16"><draw:frame draw:style-name="fr1" draw:name="Frame14" text:anchor-type="as-char" svg:width="11.906cm" draw:z-index="33"><draw:text-box fo:min-height="3.739cm"><text:p text:style-name="Caption"><draw:frame draw:style-name="fr5" draw:name="Image25" text:anchor-type="paragraph" svg:width="11.906cm" style:rel-width="100%" svg:height="3.175cm" style:rel-height="scale" draw:z-index="34"><draw:image xlink:href="Pictures/10000000000001C2000000787827B106D4CEB9F5.png" xlink:type="simple" xlink:show="embed" xlink:actuate="onLoad" loext:mime-type="image/png"/></draw:frame><text:line-break/>Obrázek <text:sequence text:ref-name="refFigure13" text:name="Figure" text:formula="ooow:Figure+1" style:num-format="1">14</text:sequence>: Žádné členění pouze s jedním polem řádku nebo sloupce</text:p></draw:text-box></draw:frame></text:p>
      <text:p text:style-name="P16"><text:soft-page-break/><draw:frame draw:style-name="fr1" draw:name="Frame35" text:anchor-type="as-char" svg:width="14.078cm" draw:z-index="35"><draw:text-box fo:min-height="10.426cm"><text:p text:style-name="Caption"><draw:frame draw:style-name="fr5" draw:name="Image26" text:anchor-type="paragraph" svg:width="14.078cm" style:rel-width="100%" svg:height="10.426cm" style:rel-height="scale" draw:z-index="39"><draw:image xlink:href="Pictures/10000000000002140000018AC50445E7B9AAD007.png" xlink:type="simple" xlink:show="embed" xlink:actuate="onLoad" loext:mime-type="image/png"/></draw:frame><text:line-break/>Obrázek <text:sequence text:ref-name="refFigure14" text:name="Figure" text:formula="ooow:Figure+1" style:num-format="1">15</text:sequence>: Rozdělení regionů pro zaměstnance (dvě pole řádku) bez mezisoučtů</text:p></draw:text-box></draw:frame></text:p>
      <text:p text:style-name="P16"><draw:frame draw:style-name="fr1" draw:name="Frame36" text:anchor-type="as-char" svg:width="14.078cm" draw:z-index="40"><draw:text-box fo:min-height="12.226cm"><text:p text:style-name="Caption"><draw:frame draw:style-name="fr5" draw:name="Image27" text:anchor-type="paragraph" svg:width="14.078cm" style:rel-width="100%" svg:height="12.226cm" style:rel-height="scale" draw:z-index="49"><draw:image xlink:href="Pictures/1000000000000214000001CE2A0C2108BEF82605.png" xlink:type="simple" xlink:show="embed" xlink:actuate="onLoad" loext:mime-type="image/png"/></draw:frame><text:line-break/>Obrázek <text:sequence text:ref-name="refFigure15" text:name="Figure" text:formula="ooow:Figure+1" style:num-format="1">16</text:sequence>: Rozdělení regionů pro zaměstnance s mezisoučty (podle regionů)</text:p></draw:text-box></draw:frame></text:p>
      <text:p text:style-name="P10"><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0">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0">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0">Pro ilustraci byla data zpracována tak, že zaměstnankyně Brigitte nemá žádné prodejní hodnoty pro kategorii Golf.</text:p>
      <text:p text:style-name="P16"><draw:frame draw:style-name="fr1" draw:name="Frame38" text:anchor-type="as-char" svg:width="9.601cm" draw:z-index="5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Obrázek <text:sequence text:ref-name="refFigure16" text:name="Figure" text:formula="ooow:Figure+1" style:num-format="1">17</text:sequence>: Výchozí nastavení</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Obrázek <text:sequence text:ref-name="refFigure17" text:name="Figure" text:formula="ooow:Figure+1" style:num-format="1">18</text:sequence>: Nastavení <text:span text:style-name="Strong_20_Emphasis">Zobrazit položky bez dat</text:span></text:p></draw:text-box></draw:frame></text:p>
      <text:p text:style-name="P10">Klepneme na tlačítko <text:span text:style-name="Strong_20_Emphasis">Možnosti</text:span> v dialogovém okně Datové pole a otevřeme dialogové okno Možnosti datového pole (obrázek <text:sequence-ref text:reference-format="value" text:ref-name="refFigure18">19</text:sequence-ref>). V tomto dialogu můžeme zadat další možnosti pro pole v oblasti <text:span text:style-name="Emphasis">Pole sloupce</text:span> a <text:span text:style-name="Emphasis">Pole řádku</text:span> v dialogovém okně Rozložení kontingenční tabulky.</text:p>
      <text:p text:style-name="P15">K dispozici jsou následující možnosti:</text:p>
      <text:list xml:id="list111116690218882" text:continue-list="list111116327096710" text:style-name="List_20_1">
        <text:list-item>
          <text:p text:style-name="P59"><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59"><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59"><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Z rozevíracího seznamu <text:span text:style-name="Emphasis">Od</text:span> <text:soft-page-break/> vybereme, zda chceme zobrazit horní nebo spodní položky v zadaném pořadí řazení. V rozevíracím seznamu <text:span text:style-name="Emphasis">Pomocí pole</text:span> vybereme datové pole, podle kterého se budou data třídit.</text:p>
        </text:list-item>
        <text:list-item>
          <text:p text:style-name="P59"><text:span text:style-name="Strong_20_Emphasis">Skrýt položky.</text:span> Pomocí těchto voleb můžeme vybrat položky, které se mají skrýt z výpočtů.</text:p>
        </text:list-item>
        <text:list-item>
          <text:p text:style-name="P59"><text:span text:style-name="Strong_20_Emphasis">Hierarchie.</text:span> Vybereme hierarchii, kterou chceme použít. Kontingenční tabulka musí být založena na externích zdrojových datech, která obsahují hierarchie dat.</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Obrázek <text:sequence text:ref-name="refFigure18" text:name="Figure" text:formula="ooow:Figure+1" style:num-format="1">19</text:sequence>: Dialogové okno Možnosti datového pole</text:p></draw:text-box></draw:frame></text:p>
      <text:h text:style-name="P50"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0">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46" text:outline-level="1"><text:bookmark-start text:name="__RefHeading__2892_1803734309"/>Práce s výsledky kontingenční tabulky<text:bookmark-end text:name="__RefHeading__2892_1803734309"/></text:h>
      <text:p text:style-name="P10">Dialogové okno Rozvržení kontingenční tabulky je velmi flexibilní a kontingenční tabulku lze zcela restrukturalizovat pouhými několika kliknutími myši.</text:p>
      <text:h text:style-name="P49" text:outline-level="2"><text:bookmark-start text:name="__RefHeading__2896_1803734309"/><text:alphabetical-index-mark text:string-value="změna rozvržení" text:key1="kontingenční tabulky"/>Změna rozvržení<text:bookmark-end text:name="__RefHeading__2896_1803734309"/></text:h>
      <text:p text:style-name="P10">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Nepoužitá <text:soft-page-break/>pole lze přidat a omylem odstraněná pole lze nahradit přetažením do požadovaných pozic.</text:p>
      <text:p text:style-name="P10">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6"><draw:image xlink:href="Pictures/100000000000011A00000123CAE4842C7A4D4823.png" xlink:type="simple" xlink:show="embed" xlink:actuate="onLoad" loext:mime-type="image/png"/></draw:frame><text:line-break/>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16"><draw:frame draw:style-name="fr1" draw:name="Frame41" text:anchor-type="as-char" svg:width="8.174cm" draw:z-index="67"><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Obrázek <text:sequence text:ref-name="refFigure21" text:name="Figure" text:formula="ooow:Figure+1" style:num-format="1">22</text:sequence>: Přetažení pole řádku – všimneme si tvaru kurzoru</text:p></draw:text-box></draw:frame></text:p>
      <text:p text:style-name="P10">Klepnutím a přetažením z tabulky lze Pole sloupce, řádku nebo filtru odstranit z kontingenční tabulky. Kurzor se změní na kurzor zobrazený na obrázku <text:sequence-ref text:reference-format="value" text:ref-name="refFigure22">23</text:sequence-ref>. Pole odstraněné omylem nelze obnovit bez návratu do dialogového okna Rozložení kontingenční tabulky a jeho nahrazením.</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Obrázek <text:sequence text:ref-name="refFigure22" text:name="Figure" text:formula="ooow:Figure+1" style:num-format="1">23</text:sequence>: Pole bylo vytaženo z kontingenční tabulky</text:p></draw:text-box></draw:frame></text:p>
      <text:h text:style-name="P49"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0">Pro mnoho analýz nebo shrnutí musí být kategorie seskupeny. Výsledky můžeme sloučit do tříd. Seskupení můžeme provádět pouze na neseskupené kontingenční tabulce.</text:p>
      <text:p text:style-name="P12">Po výběru správné oblasti buněk vybereme <text:span text:style-name="Strong_20_Emphasis">Data &gt; Seskupení a souhrn &gt; Seskupit</text:span> z hlavní nabídky nebo stiskneme klávesu <text:span text:style-name="Keystroke">F12</text:span> na klávesnici. Typ hodnot, které mají být seskupeny, je to, co hlavně určuje, jak funguje funkce seskupování. Musíme rozlišovat mezi skalárními hodnotami nebo jinými hodnotami, jako je text, které chceme seskupit.</text:p>
      <text:list xml:id="list111116165508881" text:continue-list="list111116334470805" text:style-name="Heading_20_Note">
        <text:list-item>
          <text:p text:style-name="Heading_20_Note">Poznámka</text:p>
        </text:list-item>
      </text:list>
      <text:p text:style-name="P34">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0">Chceme-li seskupení znovu odebrat, klikneme uvnitř skupiny a poté zvolíme <text:span text:style-name="Strong_20_Emphasis">Data &gt; Seskupení a souhrn &gt; Zrušit skupinu</text:span>, nebo stiskneme <text:span text:style-name="Keystroke">Ctrl + F12</text:span>.</text:p>
      <text:h text:style-name="P50"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0">Pro seskupení skalárních hodnot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3">24</text:sequence-ref>.</text:p>
      <text:p text:style-name="P10">Zde můžeme definovat, v jakém rozsahu hodnot (<text:span text:style-name="Emphasis">Začátek/Konec</text:span>) by se mělo seskupení uskutečnit. Výchozí nastavení je celý rozsah, od nejmenší po největší hodnotu. V poli <text:span text:style-name="Emphasis">Seskupit podle</text:span> můžeme zadat velikost třídy, známou také jako velikost intervalu.</text:p>
      <text:p text:style-name="P16"><text:soft-page-break/><draw:frame draw:style-name="fr1" draw:name="Frame16" text:anchor-type="as-char" svg:width="7.805cm" draw:z-index="64"><draw:text-box fo:min-height="8.056cm"><text:p text:style-name="Caption"><draw:frame draw:style-name="fr10" draw:name="Image34" text:anchor-type="paragraph" svg:width="7.798cm" svg:height="7.163cm" draw:z-index="65"><draw:image xlink:href="Pictures/10000000000001270000010F80AE89387EA27CB3.png" xlink:type="simple" xlink:show="embed" xlink:actuate="onLoad" loext:mime-type="image/png"/></draw:frame><text:line-break/>Obrázek <text:sequence text:ref-name="refFigure23" text:name="Figure" text:formula="ooow:Figure+1" style:num-format="1">24</text:sequence>: Dialogové okno Seskupení se skalárními kategoriemi</text:p></draw:text-box></draw:frame></text:p>
      <text:p text:style-name="P10">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7">Kontingenční tabulka na obrázku <text:sequence-ref text:reference-format="value" text:ref-name="refFigure25">26 </text:sequence-ref><text:s/> je založena na stejných surových datech. V tomto případě jsou však měření rychlosti seskupena do intervalů po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Obrázek <text:sequence text:ref-name="refFigure24" text:name="Figure" text:formula="ooow:Figure+1" style:num-format="1">25</text:sequence>: Kontingenční tabulka bez seskupování</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Obrázek <text:sequence text:ref-name="refFigure25" text:name="Figure" text:formula="ooow:Figure+1" style:num-format="1">26</text:sequence>: Kontingenční tabulka se seskupením</text:p></draw:text-box></draw:frame></text:p>
      <text:h text:style-name="P50"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0">Pro seskupení hodnot data a času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Obrázek <text:sequence text:ref-name="refFigure26" text:name="Figure" text:formula="ooow:Figure+1" style:num-format="1">27</text:sequence>: Dialogové okno Seskupení pro kategorie data a času</text:p></draw:text-box></draw:frame></text:p>
      <text:p text:style-name="P10">Můžeme definovat, v jakém rozsahu hodnot (<text:span text:style-name="Emphasis">Začátek</text:span>/<text:span text:style-name="Emphasis">Konec</text:span>) by se mělo seskupení  uskutečnit. Výchozí nastavení je celý rozsah, od nejmenší po největší hodnotu. V poli <text:span text:style-name="Emphasis">Seskupit podle</text:span> můžeme zadat velikost třídy, známou také jako velikost intervalu. V tomto případě můžeme zvolit jeden z předdefinovaných časových intervalů (<text:span text:style-name="Strong_20_Emphasis">Sekundy</text:span>, <text:span text:style-name="Strong_20_Emphasis">Minuty</text:span>, <text:span text:style-name="Strong_20_Emphasis">Hodiny</text:span>, <text:span text:style-name="Strong_20_Emphasis">Dny</text:span>, <text:span text:style-name="Strong_20_Emphasis">Měsíce</text:span>, <text:span text:style-name="Strong_20_Emphasis">Čtvrtletí</text:span> nebo <text:span text:style-name="Strong_20_Emphasis">Roky</text:span>) jako alternativu k výslovnému určení časového intervalu ve dnech.</text:p>
      <text:p text:style-name="P7">Obrázek <text:sequence-ref text:reference-format="value" text:ref-name="refFigure27">28 </text:sequence-ref><text:s/> ukazuje kontingenční tabulku nakonfigurovanou tak, aby zobrazovala denní tržby v severní oblasti.</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Obrázek <text:sequence text:ref-name="refFigure27" text:name="Figure" text:formula="ooow:Figure+1" style:num-format="1">28</text:sequence>: Kontingenční tabulka bez seskupování</text:p></draw:text-box></draw:frame></text:p>
      <text:p text:style-name="P7">Obrázek <text:sequence-ref text:reference-format="value" text:ref-name="refFigure28">29 </text:sequence-ref><text:s/> zobrazuje stejná data, ale tabulka je nakonfigurována tak, aby zobrazovala měsíční tržby v severní oblasti.</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Obrázek <text:sequence text:ref-name="refFigure28" text:name="Figure" text:formula="ooow:Figure+1" style:num-format="1">29</text:sequence>: Kontingenční tabulka se seskupením</text:p></draw:text-box></draw:frame></text:p>
      <text:h text:style-name="P50"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0">Pro některé kategorie není možné vytvořit intervaly (například ty, které obsahují textová pole). Pro taková pole je však možné definovat, které hodnoty jsou spojeny do jedné skupiny.</text:p>
      <text:p text:style-name="P10">Pro seskupení těchto kategorií vybereme ve výsledcích kontingenční tabulky všechny jednotlivé hodnoty pole, které chceme dát dohromady do skupiny. Pro seskupení vybraných buněk vybereme více než jednu buňku, zvolíme z hlavní nabídky <text:span text:style-name="Strong_20_Emphasis">Data &gt; Seskupení a souhrn &gt; Seskupit</text:span> nebo stiskneme klávesu <text:span text:style-name="Keystroke">F12</text:span>.</text:p>
      <text:list xml:id="list111117134566138" text:continue-list="list111116876234017" text:style-name="Heading_20_Tip">
        <text:list-item>
          <text:p text:style-name="Heading_20_Tip"><text:soft-page-break/>Tip</text:p>
        </text:list-item>
      </text:list>
      <text:p text:style-name="P34">Několik nesouvisejících buněk můžeme vybrat  klepání myši při současně stisknuté klávese <text:span text:style-name="Keystroke">Control</text:span>.</text:p>
      <text:p text:style-name="P10">Vzhledem ke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16"><draw:frame draw:style-name="fr1" draw:name="Frame21" text:anchor-type="as-char" svg:width="9.366cm" draw:z-index="83"><draw:text-box fo:min-height="6.075cm"><text:p text:style-name="Caption"><draw:frame draw:style-name="fr5" draw:name="Image8" text:anchor-type="paragraph" svg:width="9.366cm" style:rel-width="100%" svg:height="5.424cm" style:rel-height="scale" draw:z-index="84"><draw:image xlink:href="Pictures/1000000000000162000000CDA315B59AE895E558.png" xlink:type="simple" xlink:show="embed" xlink:actuate="onLoad" loext:mime-type="image/png"/></draw:frame><text:line-break/>Obrázek <text:sequence text:ref-name="refFigure29" text:name="Figure" text:formula="ooow:Figure+1" style:num-format="1">30</text:sequence>: Databáze s textovými kategoriemi</text:p></draw:text-box></draw:frame></text:p>
      <text:p text:style-name="P16"><draw:frame draw:style-name="fr1" draw:name="Frame44" text:anchor-type="as-char" svg:width="5.452cm" draw:z-index="85"><draw:text-box fo:min-height="4.576cm"><text:p text:style-name="Caption"><draw:frame draw:style-name="fr10" draw:name="Image38" text:anchor-type="paragraph" svg:width="5.436cm" svg:height="3.683cm" draw:z-index="86"><draw:image xlink:href="Pictures/10000000000000CD0000008B6E4689B8821DA419.png" xlink:type="simple" xlink:show="embed" xlink:actuate="onLoad" loext:mime-type="image/png"/></draw:frame><text:line-break/>Obrázek <text:sequence text:ref-name="refFigure30" text:name="Figure" text:formula="ooow:Figure+1" style:num-format="1">31</text:sequence>: Kontingenční tabulka s textovými kategoriemi</text:p></draw:text-box></draw:frame></text:p>
      <text:p text:style-name="P12">Ve výsledcích kontingenční tabulky vybereme Účetnictví, Nákup a Prodej ve sloupci Oddělení. Z hlavní nabídky vybereme <text:span text:style-name="Strong_20_Emphasis">Data &gt; Seskupení a souhrn &gt; Seskupit</text:span> nebo stiskneme klávesu <text:span text:style-name="Keystroke">F12</text:span>. Výsledek kontingenční tabulky se aktualizuje tak, aby odrážel novou skupinu, jak je znázorněno na obrázku <text:sequence-ref text:reference-format="value" text:ref-name="refFigure31">32</text:sequence-ref>.</text:p>
      <text:p text:style-name="P16"><draw:frame draw:style-name="fr3" draw:name="Frame45" text:anchor-type="as-char" svg:width="8.267cm" style:rel-width="49%" svg:height="4.688cm" style:rel-height="19%" draw:z-index="87"><draw:text-box><text:p text:style-name="Caption"><draw:frame draw:style-name="fr11" draw:name="Image39" text:anchor-type="paragraph" svg:x="0cm" svg:y="0cm" svg:width="8.204cm" svg:height="3.679cm" draw:z-index="88"><draw:image xlink:href="Pictures/10000000000001360000008B20476BFF8F820F6E.png" xlink:type="simple" xlink:show="embed" xlink:actuate="onLoad" loext:mime-type="image/png"/></draw:frame><text:line-break/>Obrázek <text:sequence text:ref-name="refFigure31" text:name="Figure" text:formula="ooow:Figure+1" style:num-format="1">32</text:sequence>: Shrnutí jednotlivých kategorií v jedné skupině</text:p></draw:text-box></draw:frame></text:p>
      <text:p text:style-name="P10">Ve výsledku aktualizované kontingenční tabulky vybereme ve sloupci Oddělení položky kompletace, výroba a sklad. Z hlavní nabídky vybereme <text:span text:style-name="Strong_20_Emphasis">Data &gt; Seskupení a souhrn &gt; Seskupit</text:span> nebo stiskneme klávesu <text:span text:style-name="Keystroke">F12</text:span>. Kontingenční tabulka se znovu aktualizuje, aby odrážela novou skupinu, jak je znázorněno na obrázku <text:sequence-ref text:reference-format="value" text:ref-name="refFigure32">33</text:sequence-ref>.</text:p>
      <text:p text:style-name="P13">Výchozí názvy skupin a nově vytvořeného pole skupiny můžeme změnit úpravou názvu ve vstupním poli (například změnou Group2 na Technické). Kontingenční tabulka si tato nastavení zapamatuje, i když později rozvržení změníme.</text:p>
      <text:p text:style-name="P16"><text:soft-page-break/><draw:frame draw:style-name="fr1" draw:name="Frame46" text:anchor-type="as-char" svg:width="8.204cm" draw:z-index="81"><draw:text-box fo:min-height="3.678cm"><text:p text:style-name="Caption"><draw:frame draw:style-name="fr5" draw:name="Image40" text:anchor-type="paragraph" svg:width="8.204cm" style:rel-width="100%" svg:height="3.678cm" style:rel-height="scale" draw:z-index="82"><draw:image xlink:href="Pictures/10000000000001360000008B51CE755265994857.png" xlink:type="simple" xlink:show="embed" xlink:actuate="onLoad" loext:mime-type="image/png"/></draw:frame><text:line-break/>Obrázek <text:sequence text:ref-name="refFigure32" text:name="Figure" text:formula="ooow:Figure+1" style:num-format="1">33</text:sequence>: Dokončené Seskupení</text:p></draw:text-box></draw:frame></text:p>
      <text:p text:style-name="P10">Chceme-li přidat částečné součty pro skupiny, klepneme pravým tlačítkem myši na výsledky kontingenční tabulky a vybereme volbu <text:span text:style-name="Strong_20_Emphasis">Vlastnosti</text:span>. Poklepáním na údaj <text:span text:style-name="Strong_20_Emphasis">Oddělení2</text:span> v oblasti <text:span text:style-name="Emphasis">Pole řádku</text:span>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16"><draw:frame draw:style-name="fr1" draw:name="Frame47" text:anchor-type="as-char" svg:width="8.204cm" draw:z-index="89"><draw:text-box fo:min-height="4.577cm"><text:p text:style-name="Caption"><draw:frame draw:style-name="fr5" draw:name="Image41" text:anchor-type="paragraph" svg:width="8.204cm" style:rel-width="100%" svg:height="4.577cm" style:rel-height="scale" draw:z-index="90"><draw:image xlink:href="Pictures/1000000000000136000000ADA3903B67133C4F1B.png" xlink:type="simple" xlink:show="embed" xlink:actuate="onLoad" loext:mime-type="image/png"/></draw:frame><text:line-break/>Obrázek <text:sequence text:ref-name="refFigure33" text:name="Figure" text:formula="ooow:Figure+1" style:num-format="1">34</text:sequence>: Přejmenovaná skupina a dílčí výsledky</text:p></draw:text-box></draw:frame></text:p>
      <text:p text:style-name="P10">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16"><draw:frame draw:style-name="fr1" draw:name="Frame48" text:anchor-type="as-char" svg:width="5.629cm" svg:height="2.866cm" draw:z-index="91"><draw:text-box><text:p text:style-name="Caption"><draw:frame draw:style-name="fr10" draw:name="Image42" text:anchor-type="paragraph" svg:width="5.537cm" svg:height="1.88cm" draw:z-index="92"><draw:image xlink:href="Pictures/10000000000000D10000004729B0EE20654DAEAC.png" xlink:type="simple" xlink:show="embed" xlink:actuate="onLoad" loext:mime-type="image/png"/></draw:frame><text:line-break/>Obrázek <text:sequence text:ref-name="refFigure34" text:name="Figure" text:formula="ooow:Figure+1" style:num-format="1">35</text:sequence>: Omezeno na nové skupiny</text:p></draw:text-box></draw:frame></text:p>
      <text:list xml:id="list111116648893589" text:continue-list="list111116165508881" text:style-name="Heading_20_Note">
        <text:list-item>
          <text:p text:style-name="Heading_20_Note">Poznámka</text:p>
        </text:list-item>
      </text:list>
      <text:p text:style-name="P34">Dobře strukturovaná databáze činí ruční řazení v kontingenční tabulce nepotřebným. V zobrazeném příkladu můžeme přidat další sloupec s názvem Oddělení, který má pro každou osobu správný záznam podle toho, zda oddělení zaměstnance patří do skupiny Kancelář nebo Technické. Mapování tohoto vztahu (vztah 1:n) lze snadno provést pomocí funkce VLOOKUP() z programu Calc.</text:p>
      <text:h text:style-name="P49" text:outline-level="2"><text:bookmark-start text:name="__RefHeading__2906_1803734309"/><text:alphabetical-index-mark text:string-value="řazení výsledků" text:key1="kontingenční tabulky"/>Řazení výsledku<text:bookmark-end text:name="__RefHeading__2906_1803734309"/></text:h>
      <text:p text:style-name="P19">Výsledky kontingenční tabulky jsou standardně tříděny tak, že kategorie ve sloupcích a řádcích jsou zobrazeny vzestupně. Existují tři způsoby, jak změnit pořadí řazení:</text:p>
      <text:list xml:id="list111116486255182" text:continue-list="list111116690218882" text:style-name="List_20_1">
        <text:list-item>
          <text:p text:style-name="P60">V rozevírací nabídce na záhlaví sloupce vybereme pořadí řazení.</text:p>
        </text:list-item>
        <text:list-item>
          <text:p text:style-name="P60">Řadíme ručně pomocí táhni a pusť.</text:p>
        </text:list-item>
        <text:list-item>
          <text:p text:style-name="P60">Vybereme pořadí řazení v dialogovém okně Možnosti datového pole pro příslušný řádek nebo sloupec pole (obrázek <text:sequence-ref text:reference-format="value" text:ref-name="refFigure18">19</text:sequence-ref>).</text:p>
        </text:list-item>
      </text:list>
      <text:h text:style-name="P50" text:outline-level="3"><text:bookmark-start text:name="__RefHeading__2908_1803734309"/><text:soft-page-break/>Výběr řazení z rozevírací nabídky v každém záhlaví sloupce<text:bookmark-end text:name="__RefHeading__2908_1803734309"/></text:h>
      <text:p text:style-name="P10">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1117361141443"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16"><draw:frame draw:style-name="fr1" draw:name="Frame49" text:anchor-type="as-char" svg:width="5.265cm" draw:z-index="93"><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loext:mime-type="image/png"/></draw:frame><text:line-break/>Obrázek <text:sequence text:ref-name="refFigure35" text:name="Figure" text:formula="ooow:Figure+1" style:num-format="1">36</text:sequence>: Dialog řazení a filtrování sloupců</text:p></draw:text-box></draw:frame></text:p>
      <text:p text:style-name="P10">Výběr volby <text:span text:style-name="Strong_20_Emphasis">Vlastní řazení</text:span> seřadí podle jednoho z předdefinovaných vlastních druhů řazení definovaných v <text:span text:style-name="Strong_20_Emphasis">Nástroje &gt; Možnosti &gt; LibreOffice Calc &gt; Řazené seznamy</text:span>. Další informace o vytváření a používání seznamů řazení nalezneme v kapitole 2 – Zadávání, úpravy a formátování dat.</text:p>
      <text:p text:style-name="P10">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16"><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loext:mime-type="image/png"/></draw:frame><text:line-break/>Obrázek <text:sequence text:ref-name="refFigure36" text:name="Figure" text:formula="ooow:Figure+1" style:num-format="1">37</text:sequence> : Změna barvy šipky a čtverec indikátoru v záhlaví sloupce</text:p></draw:text-box></draw:frame></text:p>
      <text:h text:style-name="P50" text:outline-level="3"><text:bookmark-start text:name="__RefHeading__147807_266935634"/>Ruční řazení pomocí metody táhni a pusť<text:bookmark-end text:name="__RefHeading__147807_266935634"/></text:h>
      <text:p text:style-name="P10">Pořadí buněk v kategoriích můžeme změnit přesunutím buněk s hodnotami kategorie ve výsledcích kontingenční tabulky. Přetažená buňka je vložena nad buňku, na kterou ji umístíme.</text:p>
      <text:p text:style-name="P10"><text:soft-page-break/>Uvědomme si, že buňka musí být v programu Calc  vybrána, nestačí, že je kurzor v buňce. Pozadí vybrané buňky je označeno jinou barvou. Chceme-li označit jednu buňku, provedeme jednu z následujících akcí:</text:p>
      <text:list xml:id="list111116094845444" text:continue-numbering="true" text:style-name="List_20_1">
        <text:list-item>
          <text:p text:style-name="P61">Klepneme na ni, poté stiskneme klávesu <text:span text:style-name="Keystroke">Shift</text:span> a klepneme znovu na buňku.</text:p>
        </text:list-item>
        <text:list-item>
          <text:p text:style-name="P61">Stiskneme tlačítko myši, přetáhneme oblast přes dvě buňky, neuvolňujeme tlačítko myši a potom přetáhneme zpět do první buňky. Uvolníme levé tlačítko myši. Nyní můžeme přesunout jednotlivé buňky přetažením.</text:p>
        </text:list-item>
      </text:list>
      <text:p text:style-name="P10">Chceme-li vybrat několik buněk, označíme jednu buňku bez stisknutí klávesy a poté stiskneme klávesu <text:span text:style-name="Keystroke">Shift</text:span> nebo <text:span text:style-name="Keystroke">Ctrl</text:span> při kliknutí na jiné buňky.</text:p>
      <text:h text:style-name="P50" text:outline-level="3"><text:bookmark-start text:name="__RefHeading__6443_1130364683"/>Automatické řazení<text:bookmark-end text:name="__RefHeading__6443_1130364683"/></text:h>
      <text:p text:style-name="P10">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0">V sekci <text:span text:style-name="Emphasis">Seřadit podle</text:span> vybereme <text:span text:style-name="Strong_20_Emphasis">Vzestupně</text:span>, <text:span text:style-name="Strong_20_Emphasis">Sestupně</text:span> nebo <text:span text:style-name="Strong_20_Emphasis">Ručně</text:span>. <text:span text:style-name="Strong_20_Emphasis">Vzestupně</text:span> tří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h text:style-name="P49"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0">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19">Chcete-li aktivovat zobrazení podrobností, dvakrát klepneme na buňku nebo vybereme <text:span text:style-name="Strong_20_Emphasis">Data &gt; Seskupení a souhrn &gt; Zobrazit podrobnosti</text:span>. Existují dvě možnosti:</text:p>
      <text:list xml:id="list111116696607249"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16"><draw:frame draw:style-name="fr1" draw:name="Frame19" text:anchor-type="as-char" svg:width="11.853cm" draw:z-index="21"><draw:text-box fo:min-height="2.778cm"><text:p text:style-name="Caption"><draw:frame draw:style-name="fr5" draw:name="Image44" text:anchor-type="paragraph" svg:width="11.853cm" style:rel-width="100%" svg:height="2.778cm" style:rel-height="scale" draw:z-index="22"><draw:image xlink:href="Pictures/10000000000001C00000006901637C740FB0A81C.png" xlink:type="simple" xlink:show="embed" xlink:actuate="onLoad" loext:mime-type="image/png"/></draw:frame><text:line-break/>Obrázek <text:sequence text:ref-name="refFigure37" text:name="Figure" text:formula="ooow:Figure+1" style:num-format="1">38</text:sequence>: Před zobrazením podrobností hodnoty Golf</text:p></draw:text-box></draw:frame></text:p>
      <text:p text:style-name="P63"><text:tab/>Zobrazí se dialogové okno Zobrazit detail, které nám umožní vybrat pole, které se má použít pro další členění. V tomto příkladu <text:span text:style-name="Strong_20_Emphasis">Zaměstnanec</text:span>.</text:p>
      <text:p text:style-name="P16"><text:soft-page-break/><draw:frame draw:style-name="fr1" draw:name="Frame50" text:anchor-type="as-char" svg:width="7.532cm" draw:z-index="23"><draw:text-box fo:min-height="5.262cm"><text:p text:style-name="Caption"><draw:frame draw:style-name="fr11" draw:name="Image45" text:anchor-type="paragraph" svg:x="0cm" svg:y="0cm" svg:width="7.442cm" svg:height="4.369cm" draw:z-index="24"><draw:image xlink:href="Pictures/1000000000000139000000B733A5D1AE892D7F83.png" xlink:type="simple" xlink:show="embed" xlink:actuate="onLoad" loext:mime-type="image/png"/></draw:frame><text:line-break/>Obrázek <text:sequence text:ref-name="refFigure38" text:name="Figure" text:formula="ooow:Figure+1" style:num-format="1">39</text:sequence>: Výběr pole pro další členění</text:p></draw:text-box></draw:frame></text:p>
      <text:p text:style-name="P16"><draw:frame draw:style-name="fr1" draw:name="Frame51" text:anchor-type="as-char" svg:width="14.025cm" draw:z-index="97"><draw:text-box fo:min-height="4.577cm"><text:p text:style-name="Caption"><draw:frame draw:style-name="fr5" draw:name="Image46" text:anchor-type="paragraph" svg:width="14.025cm" style:rel-width="100%" svg:height="4.577cm" style:rel-height="scale" draw:z-index="98"><draw:image xlink:href="Pictures/1000000000000212000000AD9B5F6120D8D6192B.png" xlink:type="simple" xlink:show="embed" xlink:actuate="onLoad" loext:mime-type="image/png"/></draw:frame><text:line-break/>Obrázek <text:sequence text:ref-name="refFigure39" text:name="Figure" text:formula="ooow:Figure+1" style:num-format="1">40</text:sequence>: Po zobrazení podrobností</text:p></draw:text-box></draw:frame></text:p>
      <text:p text:style-name="P64"><text:tab/>Chceme-li podrobnosti znovu skrýt, dvakrát klepneme na buňku Golf nebo vybereme <text:span text:style-name="Strong_20_Emphasis">Data &gt; Seskupení a souhrn &gt; Skrýt podrobnosti</text:span>.</text:p>
      <text:p text:style-name="P64"><text:tab/>Kontingenční tabulka si pamatuje náš výběr (v našem příkladu pole <text:span text:style-name="Strong_20_Emphasis">Zaměstnanec</text:span>) přidáním a skrytím vybraného pole, takže se při dalším zobrazení podrobností pole ve sloupci <text:span text:style-name="Strong_20_Emphasis">Kategorie</text:span> dialogové okno neobjeví. Chceme-li odebrat výběr <text:span text:style-name="Strong_20_Emphasis">Zaměstnanec</text:span>, otevřeme dialogové okno Rozložení kontingenční tabulky klepnutím pravým tlačítkem a výběrem <text:span text:style-name="Strong_20_Emphasis">Vlastnosti</text:span>, potom smažeme nechtěný výběr v oblasti <text:span text:style-name="Emphasis">Pole řádku</text:span> nebo <text:span text:style-name="Emphasis">sloupce</text:span> plocha.</text:p>
      <text:list xml:id="list111115715627168" text:continue-numbering="true" text:style-name="List_20_1">
        <text:list-item>
          <text:p text:style-name="P62">Aktivní buňka je datové pole. V tomto případě je výsledek zobrazení podrobností seznam všech datových položek datového zdroje, které se agregují na tuto hodnotu.</text:p>
          <text:p text:style-name="P62">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16"><draw:frame draw:style-name="fr1" draw:name="Frame52" text:anchor-type="as-char" svg:width="11.723cm" draw:z-index="99"><draw:text-box fo:min-height="4.419cm"><text:p text:style-name="Caption"><draw:frame draw:style-name="fr5" draw:name="Image47" text:anchor-type="paragraph" svg:width="11.723cm" style:rel-width="100%" svg:height="4.292cm" style:rel-height="scale" draw:z-index="100"><draw:image xlink:href="Pictures/10000000000001BB000000A7A2E81037E9A92084.png" xlink:type="simple" xlink:show="embed" xlink:actuate="onLoad" loext:mime-type="image/png"/></draw:frame><text:line-break/>Obrázek <text:sequence text:ref-name="refFigure40" text:name="Figure" text:formula="ooow:Figure+1" style:num-format="1">41</text:sequence>: Nový list po zobrazení podrobností hodnoty datového pole</text:p></draw:text-box></draw:frame></text:p>
      <text:h text:style-name="P49" text:outline-level="2"><text:bookmark-start text:name="__RefHeading__2914_1803734309"/><text:alphabetical-index-mark text:string-value="filtrování" text:key1="kontingenční tabulky"/>Filtrování<text:bookmark-end text:name="__RefHeading__2914_1803734309"/></text:h>
      <text:p text:style-name="P10">Chceme-li omezit analýzu kontingenční tabulky na podmnožinu informací obsažených v databázi, můžete pomocí kontingenční tabulky filtrovat.</text:p>
      <text:list xml:id="list111117350689008" text:continue-list="list111116648893589" text:style-name="Heading_20_Note">
        <text:list-item>
          <text:p text:style-name="Heading_20_Note"><text:soft-page-break/>Poznámka</text:p>
        </text:list-item>
      </text:list>
      <text:p text:style-name="P34">Automatický filtr nebo výchozí filtr použitý na listu obsahující nezpracovaná data nemá žádný vliv na proces analýzy kontingenční tabulky. Kontingenční tabulka vždy používá úplný seznam, který byl vybrán při spuštění.</text:p>
      <text:p text:style-name="P10">Klepneme na tlačítko <text:span text:style-name="Strong_20_Emphasis">Filtr</text:span> vlevo nahoře nad výsledky nebo klepneme na výsledky a z místní nabídky zvolíme <text:span text:style-name="Strong_20_Emphasis">Filtr</text:span>.</text:p>
      <text:list xml:id="list111117444846359" text:continue-numbering="true" text:style-name="Heading_20_Note">
        <text:list-item>
          <text:p text:style-name="P55">Poznámka</text:p>
        </text:list-item>
      </text:list>
      <text:p text:style-name="P34">Tlačítko <text:span text:style-name="Strong_20_Emphasis">Filtr</text:span> je k dispozici, pouze pokud jsme vybrali volbu <text:span text:style-name="Strong_20_Emphasis">Přidat filtr</text:span> v dialogovém okně Rozložení kontingenční tabulky.</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Obrázek <text:sequence text:ref-name="refFigure41" text:name="Figure" text:formula="ooow:Figure+1" style:num-format="1">42</text:sequence>: Tlačítko filtru v levé horní části kontingenční tabulky</text:p></draw:text-box></draw:frame></text:p>
      <text:p text:style-name="P10">V dialogovém okně Filtr (obrázek <text:sequence-ref text:reference-format="value" text:ref-name="refFigure42">43</text:sequence-ref>) můžeme definovat až tři možnosti filtru, které se používají stejným způsobem jako výchozí filtr programu Calc.</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Obrázek <text:sequence text:ref-name="refFigure42" text:name="Figure" text:formula="ooow:Figure+1" style:num-format="1">43</text:sequence>: Dialogové okno pro definování filtru</text:p></draw:text-box></draw:frame></text:p>
      <text:p text:style-name="P10">Data uvedená v kontingenční tabulce lze také filtrovat pomocí rozevíracích nabídek na pravé straně záhlaví sloupců nebo pomocí filtrovacích polí. Filtrování pomocí záhlaví sloupců je popsáno v části „<text:bookmark-ref text:reference-format="text" text:ref-name="__RefHeading__2908_1803734309">Výběr řazení pomocí rozevíracích nabídek v záhlaví sloupců</text:bookmark-ref>” na straně <text:bookmark-ref text:reference-format="page" text:ref-name="__RefHeading__2908_1803734309">26</text:bookmark-ref>.</text:p>
      <text:p text:style-name="P10">Pole filtru (tj. pole, která jsme umístili do oblasti <text:span text:style-name="Emphasis">Filtry</text:span> v dialogu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Obrázek <text:sequence text:ref-name="refFigure43" text:name="Figure" text:formula="ooow:Figure+1" style:num-format="1">44</text:sequence>: Dialogové okno filtrování pole</text:p></draw:text-box></draw:frame></text:p>
      <text:p text:style-name="P10">Text sousedící s tlačítkem pole filtru označuje stav filtrování, tj. „- žádné -“, když není filtrováno nic, „- více -“, když je filtrováno více, ale ne všechny položky, nebo hodnota, kdy není filtrována pouze tato hodnota.</text:p>
      <text:h text:style-name="P49"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0">Po vytvoření kontingenční tabulky nezpůsobí změny zdrojových dat automatickou aktualizaci výsledné tabulky. Po změně kterékoli základní hodnoty dat musíme kontingenční tabulku aktualizovat (obnovit) ručně.</text:p>
      <text:p text:style-name="P19">Změny ve zdrojových datech se mohou objevit dvěma způsoby:</text:p>
      <text:list xml:id="list111116022175720" text:continue-list="list111115715627168" text:style-name="List_20_1">
        <text:list-item>
          <text:p text:style-name="List_20_1">Obsah existujících datových sad byl změněn.<text:line-break/>Můžeme například změnit prodejní hodnotu. Chceme-li aktualizovat kontingenční tabulku, klepneme v oblasti výsledků a zvolíme <text:span text:style-name="Strong_20_Emphasis">Obnovit</text:span> z kontextové nabídky, nebo zvolíme <text:span text:style-name="Strong_20_Emphasis">Data &gt; Kontingenční tabulka &gt; Obnovit</text:span> z hlavní nabídky.</text:p>
        </text:list-item>
        <text:list-item>
          <text:p text:style-name="List_20_1">V původním seznamu jsme přidali nebo odstranili datové sady.<text:line-break/>V tomto případě změna znamená, že kontingenční tabulka musí pro svou analýzu použít jinou oblast tabulky. Zásadní změny v sadě datových sad znamenají, že musíme kontingenční tabulku vytvořit od začátku.</text:p>
        </text:list-item>
      </text:list>
      <text:h text:style-name="P49" text:outline-level="2"><text:bookmark-start text:name="__RefHeading__2918_1803734309"/><text:alphabetical-index-mark text:string-value="pivot table cells" text:key1="styly"/><text:alphabetical-index-mark text:string-value="styly" text:key1="kontingenční tabulky"/><text:alphabetical-index-mark text:string-value="formátování buňky s výsledky" text:key1="kontingenční tabulky"/>Formátování buněk<text:bookmark-end text:name="__RefHeading__2918_1803734309"/></text:h>
      <text:p text:style-name="P10">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4">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1117217174652" text:continue-numbering="true" text:style-name="List_20_1">
        <text:list-item>
          <text:p text:style-name="P61">Kategorie kontingenční tabulky</text:p>
        </text:list-item>
        <text:list-item>
          <text:p text:style-name="P61">Roh kontingenční tabulky</text:p>
        </text:list-item>
        <text:list-item>
          <text:p text:style-name="P61">Pole kontingenční tabulky</text:p>
        </text:list-item>
        <text:list-item>
          <text:p text:style-name="P61">Výsledek kontingenční tabulky</text:p>
        </text:list-item>
        <text:list-item>
          <text:p text:style-name="P61">Název kontingenční tabulky</text:p>
        </text:list-item>
        <text:list-item>
          <text:p text:style-name="P61"><text:soft-page-break/>Hodnota kontingenční tabulky</text:p>
        </text:list-item>
      </text:list>
      <text:list xml:id="list111115664914241" text:continue-list="list111117134566138" text:style-name="Heading_20_Tip">
        <text:list-item>
          <text:p text:style-name="P57">Tip</text:p>
        </text:list-item>
      </text:list>
      <text:p text:style-name="P34">Pomocí stylů kontingenční tabulky zajistíme, aby se formát kontingenční tabulky během aktualizací neočekávaně nezměnil a aby všechny kontingenční tabulky v dokumentu měly stejný vzhled.</text:p>
      <text:list xml:id="list111116279564678" text:continue-list="list111117444846359" text:style-name="Heading_20_Note">
        <text:list-item>
          <text:p text:style-name="Heading_20_Note">Poznámka</text:p>
        </text:list-item>
      </text:list>
      <text:p text:style-name="P33">Přímé formátování buněk kontingenční tabulky není během aktualizací zachováno.</text:p>
      <text:p text:style-name="P10">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49" text:outline-level="2"><text:bookmark-start text:name="__RefHeading___Toc7037_3937602389"/><text:alphabetical-index-mark text:string-value="kontingenční tabulky" text:key1="mazání"/><text:alphabetical-index-mark text:string-value="mazání" text:key1="kontingenční tabulky"/>Odstranění kontingenční tabulky<text:bookmark-end text:name="__RefHeading___Toc7037_3937602389"/></text:h>
      <text:p text:style-name="P10">Chceme-li odstranit kontingenční tabulku, klepneme pravým tlačítkem myši do výsledkové oblasti a vybereme  z kontextové nabídky <text:span text:style-name="Strong_20_Emphasis">Smazat</text:span>, nebo zvolíme <text:span text:style-name="Strong_20_Emphasis">Data &gt; Kontingenční tabulka &gt; Smazat</text:span> z hlavní nabídky.</text:p>
      <text:list xml:id="list111115892039885" text:continue-list="list1757163963"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text:h text:style-name="P46" text:outline-level="1"><text:bookmark-start text:name="__RefHeading__20949_916280002"/><text:alphabetical-index-mark text:string-value="Funkce GETPIVOTDATA"/><text:alphabetical-index-mark text:string-value="Funkce GETPIVOTDATA" text:key1="kontingenční tabulky"/>Použití výsledků kontingenční tabulky jinde<text:bookmark-end text:name="__RefHeading__20949_916280002"/></text:h>
      <text:h text:style-name="P49" text:outline-level="2"><text:bookmark-start text:name="__RefHeading__147199_266935634"/>Problém<text:bookmark-end text:name="__RefHeading__147199_266935634"/></text:h>
      <text:p text:style-name="P10">Normálně vytvoříme odkaz na hodnotu zadáním adresy buňky, která obsahuje hodnotu. Například vzorec =C6*2 vytvoří odkaz na buňku C6 a vrátí zdvojenou hodnotu. Pokud je tato buňka umístěna v oblasti výsledků kontingenční tabulky, obsahuje výsledek, který byl vypočítán odkazem na konkrétní kategorie polí řádků a sloupců. Na obrázku <text:sequence-ref text:reference-format="value" text:ref-name="refFigure44">45</text:sequence-ref> obsahuje buňka C6 součet prodejních hodnot zaměstnance Hans v kategorii Jachting. Vzorec v buňce C12 používá tuto hodnotu.</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Obrázek <text:sequence text:ref-name="refFigure44" text:name="Figure" text:formula="ooow:Figure+1" style:num-format="1">45</text:sequence>: Odkaz na vzorec na buňku kontingenční tabulky</text:p></draw:text-box></draw:frame></text:p>
      <text:p text:style-name="P10"><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nyní umístění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Obrázek <text:sequence text:ref-name="refFigure45" text:name="Figure" text:formula="ooow:Figure+1" style:num-format="1">46</text:sequence>: Hodnotu, kterou opravdu chceme použít najdeme nyní na jiném místě</text:p></draw:text-box></draw:frame></text:p>
      <text:h text:style-name="P49" text:outline-level="2"><text:bookmark-start text:name="__RefHeading__20951_916280002"/>Řešení: Funkce GETPIVOTDATA()<text:bookmark-end text:name="__RefHeading__20951_916280002"/></text:h>
      <text:p text:style-name="P10">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0" text:outline-level="3"><text:bookmark-start text:name="__RefHeading__2928_1803734309"/>Syntaxe<text:bookmark-end text:name="__RefHeading__2928_1803734309"/></text:h>
      <text:p text:style-name="P19">Syntaxe má dvě varianty:</text:p>
      <text:p text:style-name="P21">GETPIVOTDATA(Cílové pole; Kontingenční tabulka[; Pole 1; Položka 1][; ... [Pole 126; Položka 126]])</text:p>
      <text:p text:style-name="P21">nebo</text:p>
      <text:p text:style-name="P21">GETPIVOTDATA(Kontingenční tabulka; Omezení)</text:p>
      <text:h text:style-name="P50" text:outline-level="3"><text:bookmark-start text:name="__RefHeading__2930_1803734309"/>První varianta syntaxe<text:bookmark-end text:name="__RefHeading__2930_1803734309"/></text:h>
      <text:p text:style-name="P10">Argument <text:span text:style-name="Strong_20_Emphasis">Cílové pole</text:span> určuje, které datové pole kontingenční tabulky se používá ve funkci. Pokud naše kontingenční tabulka obsahuje pouze jedno datové pole, je tato položka ignorována, ale <text:span text:style-name="Emphasis">musíme</text:span> ji přesto zadat.</text:p>
      <text:p text:style-name="P10">Pokud naše kontingenční tabulka obsahuje více než jedno datové pole, musíme zadat název pole z podkladového zdroje dat (například „Hodnota prodeje“) nebo název pole samotného datového pole (například „Součet - hodnota prodeje“).</text:p>
      <text:p text:style-name="P10">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Abychom si mohli být jisti tím, že buňka bude zahrnuta do kontingenční tabulky, i když se změní rozložení, je dobré vždy použít levou horní buňku dané kontingenční tabulky.</text:p>
      <text:p text:style-name="P10">Příklad: <text:span text:style-name="Code">GETPIVOTDATA ("Hodnota prodeje“; A1)</text:span></text:p>
      <text:p text:style-name="P10">Pokud zadáme pouze první dva argumenty, funkce vrátí <text:span text:style-name="Emphasis">celkový</text:span> výsledek kontingenční tabulky („Suma - hodnota prodeje“ zadaná jako pole, vrátí hodnotu 408,765).</text:p>
      <text:p text:style-name="P10">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0">= GETPIVOTDATA(“Hodnota prodeje“; A1; “Zaměstnanec“; “Hans“; “Kategorie“; “Jacht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Obrázek <text:sequence text:ref-name="refFigure46" text:name="Figure" text:formula="ooow:Figure+1" style:num-format="1">47</text:sequence>: První variace syntaxe</text:p></draw:text-box></draw:frame></text:p>
      <text:h text:style-name="P50" text:outline-level="3"><text:bookmark-start text:name="__RefHeading__2932_1803734309"/>Druhá varianta syntaxe<text:bookmark-end text:name="__RefHeading__2932_1803734309"/></text:h>
      <text:p text:style-name="P10">Argument <text:span text:style-name="Strong_20_Emphasis">Kontingenční tabulka</text:span> musí být zadán stejným způsobem jako pro první variantu syntaxe.</text:p>
      <text:p text:style-name="P10">Pro <text:span text:style-name="Strong_20_Emphasis">specifikace</text:span> zadáme seznam oddělený mezerami a zadáme požadovanou hodnotu z kontingenční tabulky. Tento seznam musí obsahovat název datového pole, pokud existuje více než jedno datové pole; jinak to není nutné. Chceme-li vybrat konkrétní dílčí výsledek, přidáme další položky ve tvaru Název pole [Prvek].</text:p>
      <text:p text:style-name="P10">V příkladu na obrázku <text:sequence-ref text:reference-format="value" text:ref-name="refFigure47">48</text:sequence-ref>, kde chceme získat částečnou částku Hanse za Jachting bude vzorec v buňce C12 vypadat takto:</text:p>
      <text:p text:style-name="P20">=GETPIVOTDATA(A1;"Hodnota prodeje zaměstnanec[Hans] Kategorie[Jacht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Obrázek <text:sequence text:ref-name="refFigure47" text:name="Figure" text:formula="ooow:Figure+1" style:num-format="1">48</text:sequence>: Druhá varianta syntaxe</text:p></draw:text-box></draw:frame></text:p>
      <text:p text:style-name="P10">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Obrázek <text:sequence text:ref-name="refFigure48" text:name="Figure" text:formula="ooow:Figure+1" style:num-format="1">49</text:sequence>: Došlo k chybě, pokud nebyly správně zadány informace o datu</text:p></draw:text-box></draw:frame></text:p>
      <text:h text:style-name="P46" text:outline-level="1"><text:bookmark-start text:name="__RefHeading___Toc3742_1006238764"/><text:alphabetical-index-mark text:string-value="otočení" text:key1="grafy"/>Používání kontingenčních grafů<text:bookmark-end text:name="__RefHeading___Toc3742_1006238764"/></text:h>
      <text:h text:style-name="P49" text:outline-level="2"><text:bookmark-start text:name="__RefHeading___Toc22852_2088150614"/><text:alphabetical-index-mark text:string-value="přehled" text:key1="kontingenční grafy"/>Úvod<text:bookmark-end text:name="__RefHeading___Toc22852_2088150614"/></text:h>
      <text:p text:style-name="P10">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0"><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1117492206966" text:continue-list="list111117217174652" text:style-name="List_20_1">
        <text:list-item>
          <text:p text:style-name="P61">Kontingenční graf sleduje změny v datech kontingenční tabulky a program Calc automaticky upravuje odpovídajícím způsobem datové řady a datový rozsah kontingenčního grafu.</text:p>
        </text:list-item>
        <text:list-item>
          <text:p text:style-name="P61">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Obrázek <text:sequence text:ref-name="refFigure49" text:name="Figure" text:formula="ooow:Figure+1" style:num-format="1">50</text:sequence>: Ukázka kontingenčního grafu a přidružené kontingenční tabulky</text:p></draw:text-box></draw:frame></text:p>
      <text:h text:style-name="P49" text:outline-level="2"><text:bookmark-start text:name="__RefHeading___Toc22854_2088150614"/><text:alphabetical-index-mark text:string-value="kontingenční grafy" text:key1="vytváření"/><text:alphabetical-index-mark text:string-value="vytváření" text:key1="kontingenční grafy"/>Vytvoření kontingenčního grafu<text:bookmark-end text:name="__RefHeading___Toc22854_2088150614"/></text:h>
      <text:p text:style-name="P10">Chceme-li vytvořit kontingenční graf, klepneme uvnitř kontingenční tabulky a vybereme <text:span text:style-name="Strong_20_Emphasis">Vložit &gt; Graf</text:span> v hlavní nabídce nebo klepneme na ikonu <text:span text:style-name="Strong_20_Emphasis">Vložit graf</text:span> <draw:frame draw:style-name="fr7" draw:name="Image12" text:anchor-type="as-char" svg:y="-0.577cm" svg:width="0.714cm" svg:height="0.635cm" draw:z-index="52"><draw:image xlink:href="Pictures/100000000000001B00000018E5BCC24D3861BA07.png" xlink:type="simple" xlink:show="embed" xlink:actuate="onLoad" loext:mime-type="image/png"/></draw:frame><text:s/> na panelu nástrojů Standardní.</text:p>
      <text:p text:style-name="P10">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0">Prvním krokem průvodce je výběr typu grafu, jsou dostupné stejné možnosti jako u normálního grafu (obrázek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Obrázek <text:sequence text:ref-name="refFigure50" text:name="Figure" text:formula="ooow:Figure+1" style:num-format="1">51</text:sequence>: Při vytváření kontingenčního grafu vybereme typ grafu pomocí průvodce grafem</text:p></draw:text-box></draw:frame></text:p>
      <text:p text:style-name="P10">Druhým krokem je výběr prvků grafu, které jsou podobné jako u běžných grafů (obrázek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Obrázek <text:sequence text:ref-name="refFigure51" text:name="Figure" text:formula="ooow:Figure+1" style:num-format="1">52</text:sequence>: Při vytváření kontingenčního grafu zadáme prvky grafu pomocí průvodce grafem</text:p></draw:text-box></draw:frame></text:p>
      <text:p text:style-name="P10">Klepnutím na <text:span text:style-name="Strong_20_Emphasis">Dokončit</text:span> zavřeme průvodce a vytvoříme kontingenční graf.</text:p>
      <text:h text:style-name="P49" text:outline-level="2"><text:bookmark-start text:name="__RefHeading___Toc7045_3937602389"/><text:alphabetical-index-mark text:string-value="úprava" text:key1="kontingenční grafy"/>Úpravy kontingenčního grafu<text:bookmark-end text:name="__RefHeading___Toc7045_3937602389"/></text:h>
      <text:p text:style-name="P10">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49"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0">Pokud se změní zdrojová data kontingenční tabulky, aktualizujeme kontingenční tabulku a kontingenční graf se aktualizuje také. Chceme-li aktualizovat kontingenční tabulku (a tedy kontingenční graf), klepneme na libovolnou buňku v <text:soft-page-break/> kontingenční tabulce a vybereme <text:span text:style-name="Strong_20_Emphasis">Data &gt; Kontingenční tabulka &gt; Obnovit</text:span> z hlavní nabídky nebo vybereme <text:span text:style-name="Strong_20_Emphasis">Obnovit</text:span> z kontextové nabídky.</text:p>
      <text:h text:style-name="P49" text:outline-level="2"><text:bookmark-start text:name="__RefHeading___Toc7049_3937602389"/><text:alphabetical-index-mark text:string-value="filtrování" text:key1="kontingenční grafy"/>Filtrování kontingenčního grafu<text:bookmark-end text:name="__RefHeading___Toc7049_3937602389"/></text:h>
      <text:p text:style-name="P10">Pomocí filtrů odebereme nežádoucí data z kontingenčního grafu.</text:p>
      <text:p text:style-name="P8">Všechny filtry aplikované na kontingenční tabulku ovlivňují stejně připojený kontingenční graf, protože tabulka a graf zobrazují přesně stejná data. Různé mechanismy filtrování kontingenční tabulky jsou popsány v části „<text:bookmark-ref text:reference-format="text" text:ref-name="__RefHeading__2914_1803734309">Filtrování</text:bookmark-ref>“ na stránce <text:bookmark-ref text:reference-format="page" text:ref-name="__RefHeading__2914_1803734309">28</text:bookmark-ref>.</text:p>
      <text:p text:style-name="P10">Tlačítka kontingenčního grafu zahrnují šipku dolů, která označuje, že existuje přidružená pop-up akce. Pokud je použito jakékoli filtrování, pak se tato šipka změní z černé na modrou.</text:p>
      <text:p text:style-name="P10">Klepnutím na tlačítko pole filtru umístěného v horní části kontingenčního grafu otevřeme dialogové okno filtrování podobné dialogu na obrázku <text:sequence-ref text:reference-format="value" text:ref-name="refFigure43">44</text:sequence-ref>. V tomto dialogu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9">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u můžeme změnit řazení a filtrování použité v kontingenční tabulce a kontingenčním grafu.</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Obrázek <text:sequence text:ref-name="refFigure52" text:name="Figure" text:formula="ooow:Figure+1" style:num-format="1">53</text:sequence>: Filtrování aplikováno na pole filtru a řádku</text:p></draw:text-box></draw:frame></text:p>
      <text:h text:style-name="P49" text:outline-level="2"><text:bookmark-start text:name="__RefHeading___Toc7051_3937602389"/><text:alphabetical-index-mark text:string-value="mazání" text:key1="kontingenční grafy"/><text:alphabetical-index-mark text:string-value="kontingenční grafy" text:key1="mazání"/>Odstranění kontingenčního grafu<text:bookmark-end text:name="__RefHeading___Toc7051_3937602389"/></text:h>
      <text:p text:style-name="P10">Pro odstranění kontingenčního grafu vybereme graf a stiskneme klávesu <text:span text:style-name="Keystroke">Del</text:span> na klávesnici.</text:p>
      <text:list xml:id="list111117548105498" text:continue-list="list111116279564678" text:style-name="Heading_20_Note">
        <text:list-item>
          <text:p text:style-name="Heading_20_Note">Poznámka</text:p>
        </text:list-item>
      </text:list>
      <text:p text:style-name="P34">Při odstranění kontingenčního grafu není ovlivněna přidružená kontingenční tabulka.</text:p>
      <text:list xml:id="list111117732200975" text:continue-list="list111115892039885"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Používání kontingenčních tabulek</text:chapter> | <text:page-number text:select-page="current">35</text:page-number></text:p>
      </style:footer>
      <style:footer-left>
        <text:p text:style-name="MP1"><text:page-number text:select-page="current">34</text:page-number><text:s/>| <text:chapter text:display="name" text:outline-level="2">Úvod</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Kapitola 8 Kontingenční tabulky</text:title><text:s/>| <text:page-number text:select-page="current">3</text:page-number></text:p>
      </style:footer>
      <style:footer-left>
        <text:p text:style-name="MP1"><text:page-number text:select-page="current">4</text:page-number>| <text:title>Kapitola 8 Kontingenční tabulky</text:title></text:p>
      </style:footer-left>
      <loext:footer-first>
        <text:p text:style-name="MP3"><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Kapitola 8 Kontingenční tabulky</text:title><text:s/>| <text:page-number text:select-page="current">0</text:page-number></text:p>
      </style:footer>
      <style:footer-left>
        <text:p text:style-name="MP1"><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8M58S</meta:editing-duration>
    <meta:editing-cycles>58</meta:editing-cycles>
    <meta:generator>LibreOffice/6.4.1.2$Linux_X86_64 LibreOffice_project/4d224e95b98b138af42a64d84056446d09082932</meta:generator>
    <dc:title>Kapitola 8 Kontingenční tabulky</dc:title>
    <meta:initial-creator>Kees Kriek</meta:initial-creator>
    <dc:date>2020-07-02T11:11:15.244545111</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